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 Direct" table:style-name="ta1">
        <table:shapes>
          <draw:frame draw:z-index="0" draw:style-name="gr1" draw:text-style-name="P1" svg:width="220mm" svg:height="120mm" svg:x="70mm" svg:y="0mm">
            <loext:p draw:notify-on-update-of-ranges="'Test Direct'.B1:'Test Direct'.B101 'Test Direct'.C1:'Test Direct'.C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0mm" svg:height="120mm" svg:x="70mm" svg:y="120mm">
            <loext:p draw:notify-on-update-of-ranges="'Test Direct'.B1:'Test Direct'.B101 'Test Direct'.C1:'Test Direct'.C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0mm" svg:height="120mm" svg:x="290mm" svg:y="0mm">
            <loext:p draw:notify-on-update-of-ranges="'Test Direct'.B1:'Test Direct'.B90 'Test Direct'.C1:'Test Direct'.C9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isto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02" calcext:value-type="float">
            <text:p>0,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03" calcext:value-type="float">
            <text:p>0,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04" calcext:value-type="float">
            <text:p>0,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05" calcext:value-type="float">
            <text:p>0,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06" calcext:value-type="float">
            <text:p>0,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07" calcext:value-type="float">
            <text:p>0,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08" calcext:value-type="float">
            <text:p>0,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09" calcext:value-type="float">
            <text:p>0,0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" calcext:value-type="float">
            <text:p>0,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1" calcext:value-type="float">
            <text:p>0,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2" calcext:value-type="float">
            <text:p>0,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3" calcext:value-type="float">
            <text:p>0,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4" calcext:value-type="float">
            <text:p>0,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5" calcext:value-type="float">
            <text:p>0,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6" calcext:value-type="float">
            <text:p>0,1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7" calcext:value-type="float">
            <text:p>0,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8" calcext:value-type="float">
            <text:p>0,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9" calcext:value-type="float">
            <text:p>0,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" calcext:value-type="float">
            <text:p>0,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1" calcext:value-type="float">
            <text:p>0,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2" calcext:value-type="float">
            <text:p>0,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3" calcext:value-type="float">
            <text:p>0,2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4" calcext:value-type="float">
            <text:p>0,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5" calcext:value-type="float">
            <text:p>0,2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6" calcext:value-type="float">
            <text:p>0,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7" calcext:value-type="float">
            <text:p>0,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8" calcext:value-type="float">
            <text:p>0,2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9" calcext:value-type="float">
            <text:p>0,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" calcext:value-type="float">
            <text:p>0,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1" calcext:value-type="float">
            <text:p>0,3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2" calcext:value-type="float">
            <text:p>0,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3" calcext:value-type="float">
            <text:p>0,3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4" calcext:value-type="float">
            <text:p>0,3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5" calcext:value-type="float">
            <text:p>0,3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6" calcext:value-type="float">
            <text:p>0,3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7" calcext:value-type="float">
            <text:p>0,3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8" calcext:value-type="float">
            <text:p>0,3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9" calcext:value-type="float">
            <text:p>0,3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" calcext:value-type="float">
            <text:p>0,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1" calcext:value-type="float">
            <text:p>0,4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2" calcext:value-type="float">
            <text:p>0,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3" calcext:value-type="float">
            <text:p>0,4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4" calcext:value-type="float">
            <text:p>0,4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5" calcext:value-type="float">
            <text:p>0,4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6" calcext:value-type="float">
            <text:p>0,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7" calcext:value-type="float">
            <text:p>0,4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8" calcext:value-type="float">
            <text:p>0,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9" calcext:value-type="float">
            <text:p>0,4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" calcext:value-type="float">
            <text:p>0,5</text:p>
          </table:table-cell>
          <table:table-cell office:value-type="float" office:value="3948" calcext:value-type="float">
            <text:p>3948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1" calcext:value-type="float">
            <text:p>0,5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2" calcext:value-type="float">
            <text:p>0,5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3" calcext:value-type="float">
            <text:p>0,5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4" calcext:value-type="float">
            <text:p>0,5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5" calcext:value-type="float">
            <text:p>0,5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6" calcext:value-type="float">
            <text:p>0,5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7" calcext:value-type="float">
            <text:p>0,57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8" calcext:value-type="float">
            <text:p>0,5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9" calcext:value-type="float">
            <text:p>0,59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" calcext:value-type="float">
            <text:p>0,6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1" calcext:value-type="float">
            <text:p>0,6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2" calcext:value-type="float">
            <text:p>0,6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3" calcext:value-type="float">
            <text:p>0,63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4" calcext:value-type="float">
            <text:p>0,64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5" calcext:value-type="float">
            <text:p>0,65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6" calcext:value-type="float">
            <text:p>0,66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7" calcext:value-type="float">
            <text:p>0,6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8" calcext:value-type="float">
            <text:p>0,6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9" calcext:value-type="float">
            <text:p>0,69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" calcext:value-type="float">
            <text:p>0,7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1" calcext:value-type="float">
            <text:p>0,71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2" calcext:value-type="float">
            <text:p>0,72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3" calcext:value-type="float">
            <text:p>0,73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4" calcext:value-type="float">
            <text:p>0,74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5" calcext:value-type="float">
            <text:p>0,75</text:p>
          </table:table-cell>
          <table:table-cell office:value-type="float" office:value="4130" calcext:value-type="float">
            <text:p>413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6" calcext:value-type="float">
            <text:p>0,76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7" calcext:value-type="float">
            <text:p>0,77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8" calcext:value-type="float">
            <text:p>0,78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9" calcext:value-type="float">
            <text:p>0,79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" calcext:value-type="float">
            <text:p>0,8</text:p>
          </table:table-cell>
          <table:table-cell office:value-type="float" office:value="4254" calcext:value-type="float">
            <text:p>425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1" calcext:value-type="float">
            <text:p>0,81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2" calcext:value-type="float">
            <text:p>0,82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3" calcext:value-type="float">
            <text:p>0,83</text:p>
          </table:table-cell>
          <table:table-cell office:value-type="float" office:value="7141" calcext:value-type="float">
            <text:p>714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4" calcext:value-type="float">
            <text:p>0,84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5" calcext:value-type="float">
            <text:p>0,85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6" calcext:value-type="float">
            <text:p>0,86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7" calcext:value-type="float">
            <text:p>0,87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8" calcext:value-type="float">
            <text:p>0,88</text:p>
          </table:table-cell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9" calcext:value-type="float">
            <text:p>0,89</text:p>
          </table:table-cell>
          <table:table-cell office:value-type="float" office:value="7688" calcext:value-type="float">
            <text:p>7688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" calcext:value-type="float">
            <text:p>0,9</text:p>
          </table:table-cell>
          <table:table-cell office:value-type="float" office:value="11655" calcext:value-type="float">
            <text:p>11655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1" calcext:value-type="float">
            <text:p>0,91</text:p>
          </table:table-cell>
          <table:table-cell office:value-type="float" office:value="13041" calcext:value-type="float">
            <text:p>1304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2" calcext:value-type="float">
            <text:p>0,92</text:p>
          </table:table-cell>
          <table:table-cell office:value-type="float" office:value="13574" calcext:value-type="float">
            <text:p>1357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3" calcext:value-type="float">
            <text:p>0,93</text:p>
          </table:table-cell>
          <table:table-cell office:value-type="float" office:value="17502" calcext:value-type="float">
            <text:p>1750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4" calcext:value-type="float">
            <text:p>0,94</text:p>
          </table:table-cell>
          <table:table-cell office:value-type="float" office:value="19998" calcext:value-type="float">
            <text:p>19998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5" calcext:value-type="float">
            <text:p>0,95</text:p>
          </table:table-cell>
          <table:table-cell office:value-type="float" office:value="26033" calcext:value-type="float">
            <text:p>2603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6" calcext:value-type="float">
            <text:p>0,96</text:p>
          </table:table-cell>
          <table:table-cell office:value-type="float" office:value="31424" calcext:value-type="float">
            <text:p>3142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7" calcext:value-type="float">
            <text:p>0,97</text:p>
          </table:table-cell>
          <table:table-cell office:value-type="float" office:value="43029" calcext:value-type="float">
            <text:p>43029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8" calcext:value-type="float">
            <text:p>0,98</text:p>
          </table:table-cell>
          <table:table-cell office:value-type="float" office:value="61933" calcext:value-type="float">
            <text:p>6193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9" calcext:value-type="float">
            <text:p>0,99</text:p>
          </table:table-cell>
          <table:table-cell office:value-type="float" office:value="112845" calcext:value-type="float">
            <text:p>112845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1" calcext:value-type="float">
            <text:p>1</text:p>
          </table:table-cell>
          <table:table-cell office:value-type="float" office:value="828845" calcext:value-type="float">
            <text:p>828845</text:p>
          </table:table-cell>
        </table:table-row>
      </table:table>
      <table:table table:name="Sampling 1M" table:style-name="ta1">
        <table:shapes>
          <draw:frame draw:z-index="0" draw:style-name="gr1" draw:text-style-name="P1" svg:width="220mm" svg:height="120mm" svg:x="70mm" svg:y="0mm">
            <loext:p draw:notify-on-update-of-ranges="'Sampling 1M'.B1:'Sampling 1M'.B94 'Sampling 1M'.C1:'Sampling 1M'.C9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20mm" svg:height="120mm" svg:x="70mm" svg:y="120mm">
            <loext:p draw:notify-on-update-of-ranges="'Sampling 1M'.B1:'Sampling 1M'.B94 'Sampling 1M'.C1:'Sampling 1M'.C9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220mm" svg:height="120mm" svg:x="290mm" svg:y="0mm">
            <loext:p draw:notify-on-update-of-ranges="'Sampling 1M'.P1:'Sampling 1M'.P86 'Sampling 1M'.Q1:'Sampling 1M'.Q8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220mm" svg:height="120mm" svg:x="290mm" svg:y="120mm">
            <loext:p draw:notify-on-update-of-ranges="'Sampling 1M'.P1:'Sampling 1M'.P86 'Sampling 1M'.Q1:'Sampling 1M'.Q8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histo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3" calcext:value-type="float">
            <text:p>0,13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4" calcext:value-type="float">
            <text:p>0,14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19" calcext:value-type="float">
            <text:p>0,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8" calcext:value-type="float">
            <text:p>0,18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26" calcext:value-type="float">
            <text:p>0,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27" calcext:value-type="float">
            <text:p>0,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1" calcext:value-type="float">
            <text:p>0,2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29" calcext:value-type="float">
            <text:p>0,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2" calcext:value-type="float">
            <text:p>0,22</text:p>
          </table:table-cell>
          <table:table-cell office:value-type="float" office:value="9" calcext:value-type="float">
            <text:p>9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31" calcext:value-type="float">
            <text:p>0,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32" calcext:value-type="float">
            <text:p>0,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5" calcext:value-type="float">
            <text:p>0,25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33" calcext:value-type="float">
            <text:p>0,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6" calcext:value-type="float">
            <text:p>0,26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34" calcext:value-type="float">
            <text:p>0,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7" calcext:value-type="float">
            <text:p>0,27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35" calcext:value-type="float">
            <text:p>0,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8" calcext:value-type="float">
            <text:p>0,28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36" calcext:value-type="float">
            <text:p>0,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29" calcext:value-type="float">
            <text:p>0,29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37" calcext:value-type="float">
            <text:p>0,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38" calcext:value-type="float">
            <text:p>0,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1" calcext:value-type="float">
            <text:p>0,31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39" calcext:value-type="float">
            <text:p>0,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2" calcext:value-type="float">
            <text:p>0,32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4" calcext:value-type="float">
            <text:p>0,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3" calcext:value-type="float">
            <text:p>0,3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41" calcext:value-type="float">
            <text:p>0,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4" calcext:value-type="float">
            <text:p>0,34</text:p>
          </table:table-cell>
          <table:table-cell office:value-type="float" office:value="13" calcext:value-type="float">
            <text:p>13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42" calcext:value-type="float">
            <text:p>0,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5" calcext:value-type="float">
            <text:p>0,35</text:p>
          </table:table-cell>
          <table:table-cell office:value-type="float" office:value="13" calcext:value-type="float">
            <text:p>13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43" calcext:value-type="float">
            <text:p>0,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6" calcext:value-type="float">
            <text:p>0,36</text:p>
          </table:table-cell>
          <table:table-cell office:value-type="float" office:value="13" calcext:value-type="float">
            <text:p>13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44" calcext:value-type="float">
            <text:p>0,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7" calcext:value-type="float">
            <text:p>0,37</text:p>
          </table:table-cell>
          <table:table-cell office:value-type="float" office:value="19" calcext:value-type="float">
            <text:p>19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45" calcext:value-type="float">
            <text:p>0,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8" calcext:value-type="float">
            <text:p>0,38</text:p>
          </table:table-cell>
          <table:table-cell office:value-type="float" office:value="21" calcext:value-type="float">
            <text:p>21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46" calcext:value-type="float">
            <text:p>0,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39" calcext:value-type="float">
            <text:p>0,39</text:p>
          </table:table-cell>
          <table:table-cell office:value-type="float" office:value="23" calcext:value-type="float">
            <text:p>23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47" calcext:value-type="float">
            <text:p>0,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" calcext:value-type="float">
            <text:p>0,4</text:p>
          </table:table-cell>
          <table:table-cell office:value-type="float" office:value="16" calcext:value-type="float">
            <text:p>16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48" calcext:value-type="float">
            <text:p>0,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1" calcext:value-type="float">
            <text:p>0,41</text:p>
          </table:table-cell>
          <table:table-cell office:value-type="float" office:value="17" calcext:value-type="float">
            <text:p>17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49" calcext:value-type="float">
            <text:p>0,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2" calcext:value-type="float">
            <text:p>0,42</text:p>
          </table:table-cell>
          <table:table-cell office:value-type="float" office:value="18" calcext:value-type="float">
            <text:p>18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5" calcext:value-type="float">
            <text:p>0,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3" calcext:value-type="float">
            <text:p>0,43</text:p>
          </table:table-cell>
          <table:table-cell office:value-type="float" office:value="29" calcext:value-type="float">
            <text:p>29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51" calcext:value-type="float">
            <text:p>0,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4" calcext:value-type="float">
            <text:p>0,44</text:p>
          </table:table-cell>
          <table:table-cell office:value-type="float" office:value="19" calcext:value-type="float">
            <text:p>19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52" calcext:value-type="float">
            <text:p>0,5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5" calcext:value-type="float">
            <text:p>0,45</text:p>
          </table:table-cell>
          <table:table-cell office:value-type="float" office:value="35" calcext:value-type="float">
            <text:p>35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53" calcext:value-type="float">
            <text:p>0,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6" calcext:value-type="float">
            <text:p>0,46</text:p>
          </table:table-cell>
          <table:table-cell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54" calcext:value-type="float">
            <text:p>0,5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7" calcext:value-type="float">
            <text:p>0,47</text:p>
          </table:table-cell>
          <table:table-cell office:value-type="float" office:value="45" calcext:value-type="float">
            <text:p>45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55" calcext:value-type="float">
            <text:p>0,5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8" calcext:value-type="float">
            <text:p>0,48</text:p>
          </table:table-cell>
          <table:table-cell office:value-type="float" office:value="46" calcext:value-type="float">
            <text:p>46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56" calcext:value-type="float">
            <text:p>0,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49" calcext:value-type="float">
            <text:p>0,49</text:p>
          </table:table-cell>
          <table:table-cell office:value-type="float" office:value="49" calcext:value-type="float">
            <text:p>49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57" calcext:value-type="float">
            <text:p>0,5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" calcext:value-type="float">
            <text:p>0,5</text:p>
          </table:table-cell>
          <table:table-cell office:value-type="float" office:value="68" calcext:value-type="float">
            <text:p>68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58" calcext:value-type="float">
            <text:p>0,5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1" calcext:value-type="float">
            <text:p>0,51</text:p>
          </table:table-cell>
          <table:table-cell office:value-type="float" office:value="76" calcext:value-type="float">
            <text:p>76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59" calcext:value-type="float">
            <text:p>0,5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2" calcext:value-type="float">
            <text:p>0,52</text:p>
          </table:table-cell>
          <table:table-cell office:value-type="float" office:value="85" calcext:value-type="float">
            <text:p>85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6" calcext:value-type="float">
            <text:p>0,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3" calcext:value-type="float">
            <text:p>0,53</text:p>
          </table:table-cell>
          <table:table-cell office:value-type="float" office:value="94" calcext:value-type="float">
            <text:p>94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61" calcext:value-type="float">
            <text:p>0,6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4" calcext:value-type="float">
            <text:p>0,54</text:p>
          </table:table-cell>
          <table:table-cell office:value-type="float" office:value="116" calcext:value-type="float">
            <text:p>116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62" calcext:value-type="float">
            <text:p>0,6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5" calcext:value-type="float">
            <text:p>0,55</text:p>
          </table:table-cell>
          <table:table-cell office:value-type="float" office:value="111" calcext:value-type="float">
            <text:p>111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63" calcext:value-type="float">
            <text:p>0,6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6" calcext:value-type="float">
            <text:p>0,56</text:p>
          </table:table-cell>
          <table:table-cell office:value-type="float" office:value="134" calcext:value-type="float">
            <text:p>134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64" calcext:value-type="float">
            <text:p>0,6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7" calcext:value-type="float">
            <text:p>0,57</text:p>
          </table:table-cell>
          <table:table-cell office:value-type="float" office:value="129" calcext:value-type="float">
            <text:p>129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65" calcext:value-type="float">
            <text:p>0,6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8" calcext:value-type="float">
            <text:p>0,58</text:p>
          </table:table-cell>
          <table:table-cell office:value-type="float" office:value="179" calcext:value-type="float">
            <text:p>179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66" calcext:value-type="float">
            <text:p>0,6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59" calcext:value-type="float">
            <text:p>0,59</text:p>
          </table:table-cell>
          <table:table-cell office:value-type="float" office:value="177" calcext:value-type="float">
            <text:p>177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67" calcext:value-type="float">
            <text:p>0,6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" calcext:value-type="float">
            <text:p>0,6</text:p>
          </table:table-cell>
          <table:table-cell office:value-type="float" office:value="205" calcext:value-type="float">
            <text:p>205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68" calcext:value-type="float">
            <text:p>0,6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1" calcext:value-type="float">
            <text:p>0,61</text:p>
          </table:table-cell>
          <table:table-cell office:value-type="float" office:value="249" calcext:value-type="float">
            <text:p>249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69" calcext:value-type="float">
            <text:p>0,6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2" calcext:value-type="float">
            <text:p>0,62</text:p>
          </table:table-cell>
          <table:table-cell office:value-type="float" office:value="308" calcext:value-type="float">
            <text:p>308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7" calcext:value-type="float">
            <text:p>0,7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3" calcext:value-type="float">
            <text:p>0,63</text:p>
          </table:table-cell>
          <table:table-cell office:value-type="float" office:value="331" calcext:value-type="float">
            <text:p>331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71" calcext:value-type="float">
            <text:p>0,71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4" calcext:value-type="float">
            <text:p>0,64</text:p>
          </table:table-cell>
          <table:table-cell office:value-type="float" office:value="372" calcext:value-type="float">
            <text:p>372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72" calcext:value-type="float">
            <text:p>0,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5" calcext:value-type="float">
            <text:p>0,65</text:p>
          </table:table-cell>
          <table:table-cell office:value-type="float" office:value="437" calcext:value-type="float">
            <text:p>437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73" calcext:value-type="float">
            <text:p>0,73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6" calcext:value-type="float">
            <text:p>0,66</text:p>
          </table:table-cell>
          <table:table-cell office:value-type="float" office:value="571" calcext:value-type="float">
            <text:p>571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74" calcext:value-type="float">
            <text:p>0,74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7" calcext:value-type="float">
            <text:p>0,67</text:p>
          </table:table-cell>
          <table:table-cell office:value-type="float" office:value="648" calcext:value-type="float">
            <text:p>648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75" calcext:value-type="float">
            <text:p>0,7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8" calcext:value-type="float">
            <text:p>0,68</text:p>
          </table:table-cell>
          <table:table-cell office:value-type="float" office:value="713" calcext:value-type="float">
            <text:p>713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76" calcext:value-type="float">
            <text:p>0,76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69" calcext:value-type="float">
            <text:p>0,69</text:p>
          </table:table-cell>
          <table:table-cell office:value-type="float" office:value="821" calcext:value-type="float">
            <text:p>821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77" calcext:value-type="float">
            <text:p>0,77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" calcext:value-type="float">
            <text:p>0,7</text:p>
          </table:table-cell>
          <table:table-cell office:value-type="float" office:value="1011" calcext:value-type="float">
            <text:p>1011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78" calcext:value-type="float">
            <text:p>0,78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1" calcext:value-type="float">
            <text:p>0,71</text:p>
          </table:table-cell>
          <table:table-cell office:value-type="float" office:value="1151" calcext:value-type="float">
            <text:p>1151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79" calcext:value-type="float">
            <text:p>0,79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2" calcext:value-type="float">
            <text:p>0,72</text:p>
          </table:table-cell>
          <table:table-cell office:value-type="float" office:value="1409" calcext:value-type="float">
            <text:p>1409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8" calcext:value-type="float">
            <text:p>0,8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3" calcext:value-type="float">
            <text:p>0,73</text:p>
          </table:table-cell>
          <table:table-cell office:value-type="float" office:value="1707" calcext:value-type="float">
            <text:p>1707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81" calcext:value-type="float">
            <text:p>0,81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4" calcext:value-type="float">
            <text:p>0,74</text:p>
          </table:table-cell>
          <table:table-cell office:value-type="float" office:value="1986" calcext:value-type="float">
            <text:p>1986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82" calcext:value-type="float">
            <text:p>0,82</text:p>
          </table:table-cell>
          <table:table-cell office:value-type="float" office:value="5592" calcext:value-type="float">
            <text:p>559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5" calcext:value-type="float">
            <text:p>0,75</text:p>
          </table:table-cell>
          <table:table-cell office:value-type="float" office:value="2364" calcext:value-type="float">
            <text:p>2364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83" calcext:value-type="float">
            <text:p>0,83</text:p>
          </table:table-cell>
          <table:table-cell office:value-type="float" office:value="6862" calcext:value-type="float">
            <text:p>6862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6" calcext:value-type="float">
            <text:p>0,76</text:p>
          </table:table-cell>
          <table:table-cell office:value-type="float" office:value="2938" calcext:value-type="float">
            <text:p>2938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84" calcext:value-type="float">
            <text:p>0,84</text:p>
          </table:table-cell>
          <table:table-cell office:value-type="float" office:value="8470" calcext:value-type="float">
            <text:p>847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7" calcext:value-type="float">
            <text:p>0,77</text:p>
          </table:table-cell>
          <table:table-cell office:value-type="float" office:value="3422" calcext:value-type="float">
            <text:p>3422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85" calcext:value-type="float">
            <text:p>0,85</text:p>
          </table:table-cell>
          <table:table-cell office:value-type="float" office:value="10504" calcext:value-type="float">
            <text:p>1050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8" calcext:value-type="float">
            <text:p>0,78</text:p>
          </table:table-cell>
          <table:table-cell office:value-type="float" office:value="4161" calcext:value-type="float">
            <text:p>4161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86" calcext:value-type="float">
            <text:p>0,86</text:p>
          </table:table-cell>
          <table:table-cell office:value-type="float" office:value="12970" calcext:value-type="float">
            <text:p>1297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79" calcext:value-type="float">
            <text:p>0,79</text:p>
          </table:table-cell>
          <table:table-cell office:value-type="float" office:value="5017" calcext:value-type="float">
            <text:p>5017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87" calcext:value-type="float">
            <text:p>0,87</text:p>
          </table:table-cell>
          <table:table-cell office:value-type="float" office:value="16133" calcext:value-type="float">
            <text:p>1613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" calcext:value-type="float">
            <text:p>0,8</text:p>
          </table:table-cell>
          <table:table-cell office:value-type="float" office:value="6013" calcext:value-type="float">
            <text:p>6013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88" calcext:value-type="float">
            <text:p>0,88</text:p>
          </table:table-cell>
          <table:table-cell office:value-type="float" office:value="19869" calcext:value-type="float">
            <text:p>19869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1" calcext:value-type="float">
            <text:p>0,81</text:p>
          </table:table-cell>
          <table:table-cell office:value-type="float" office:value="7410" calcext:value-type="float">
            <text:p>7410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89" calcext:value-type="float">
            <text:p>0,89</text:p>
          </table:table-cell>
          <table:table-cell office:value-type="float" office:value="24841" calcext:value-type="float">
            <text:p>2484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2" calcext:value-type="float">
            <text:p>0,82</text:p>
          </table:table-cell>
          <table:table-cell office:value-type="float" office:value="8867" calcext:value-type="float">
            <text:p>8867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9" calcext:value-type="float">
            <text:p>0,9</text:p>
          </table:table-cell>
          <table:table-cell office:value-type="float" office:value="30236" calcext:value-type="float">
            <text:p>30236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3" calcext:value-type="float">
            <text:p>0,83</text:p>
          </table:table-cell>
          <table:table-cell office:value-type="float" office:value="10697" calcext:value-type="float">
            <text:p>10697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91" calcext:value-type="float">
            <text:p>0,91</text:p>
          </table:table-cell>
          <table:table-cell office:value-type="float" office:value="37713" calcext:value-type="float">
            <text:p>37713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4" calcext:value-type="float">
            <text:p>0,84</text:p>
          </table:table-cell>
          <table:table-cell office:value-type="float" office:value="12763" calcext:value-type="float">
            <text:p>12763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92" calcext:value-type="float">
            <text:p>0,92</text:p>
          </table:table-cell>
          <table:table-cell office:value-type="float" office:value="46791" calcext:value-type="float">
            <text:p>46791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5" calcext:value-type="float">
            <text:p>0,85</text:p>
          </table:table-cell>
          <table:table-cell office:value-type="float" office:value="15603" calcext:value-type="float">
            <text:p>15603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93" calcext:value-type="float">
            <text:p>0,93</text:p>
          </table:table-cell>
          <table:table-cell office:value-type="float" office:value="56904" calcext:value-type="float">
            <text:p>5690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6" calcext:value-type="float">
            <text:p>0,86</text:p>
          </table:table-cell>
          <table:table-cell office:value-type="float" office:value="18584" calcext:value-type="float">
            <text:p>18584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94" calcext:value-type="float">
            <text:p>0,94</text:p>
          </table:table-cell>
          <table:table-cell office:value-type="float" office:value="68656" calcext:value-type="float">
            <text:p>68656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7" calcext:value-type="float">
            <text:p>0,87</text:p>
          </table:table-cell>
          <table:table-cell office:value-type="float" office:value="22131" calcext:value-type="float">
            <text:p>22131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95" calcext:value-type="float">
            <text:p>0,95</text:p>
          </table:table-cell>
          <table:table-cell office:value-type="float" office:value="82555" calcext:value-type="float">
            <text:p>82555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8" calcext:value-type="float">
            <text:p>0,88</text:p>
          </table:table-cell>
          <table:table-cell office:value-type="float" office:value="26115" calcext:value-type="float">
            <text:p>26115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96" calcext:value-type="float">
            <text:p>0,96</text:p>
          </table:table-cell>
          <table:table-cell office:value-type="float" office:value="97360" calcext:value-type="float">
            <text:p>97360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89" calcext:value-type="float">
            <text:p>0,89</text:p>
          </table:table-cell>
          <table:table-cell office:value-type="float" office:value="30673" calcext:value-type="float">
            <text:p>30673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97" calcext:value-type="float">
            <text:p>0,97</text:p>
          </table:table-cell>
          <table:table-cell office:value-type="float" office:value="112789" calcext:value-type="float">
            <text:p>112789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" calcext:value-type="float">
            <text:p>0,9</text:p>
          </table:table-cell>
          <table:table-cell office:value-type="float" office:value="36272" calcext:value-type="float">
            <text:p>36272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98" calcext:value-type="float">
            <text:p>0,98</text:p>
          </table:table-cell>
          <table:table-cell office:value-type="float" office:value="127985" calcext:value-type="float">
            <text:p>127985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1" calcext:value-type="float">
            <text:p>0,91</text:p>
          </table:table-cell>
          <table:table-cell office:value-type="float" office:value="42618" calcext:value-type="float">
            <text:p>42618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0.99" calcext:value-type="float">
            <text:p>0,99</text:p>
          </table:table-cell>
          <table:table-cell office:value-type="float" office:value="151724" calcext:value-type="float">
            <text:p>15172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2" calcext:value-type="float">
            <text:p>0,92</text:p>
          </table:table-cell>
          <table:table-cell office:value-type="float" office:value="49478" calcext:value-type="float">
            <text:p>49478</text:p>
          </table:table-cell>
          <table:table-cell table:number-columns-repeated="11"/>
          <table:table-cell office:value-type="string" calcext:value-type="string">
            <text:p>histo</text:p>
          </table:table-cell>
          <table:table-cell office:value-type="float" office:value="1" calcext:value-type="float">
            <text:p>1</text:p>
          </table:table-cell>
          <table:table-cell office:value-type="float" office:value="54994" calcext:value-type="float">
            <text:p>54994</text:p>
          </table:table-cell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3" calcext:value-type="float">
            <text:p>0,93</text:p>
          </table:table-cell>
          <table:table-cell office:value-type="float" office:value="56921" calcext:value-type="float">
            <text:p>569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4" calcext:value-type="float">
            <text:p>0,94</text:p>
          </table:table-cell>
          <table:table-cell office:value-type="float" office:value="65519" calcext:value-type="float">
            <text:p>655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5" calcext:value-type="float">
            <text:p>0,95</text:p>
          </table:table-cell>
          <table:table-cell office:value-type="float" office:value="75086" calcext:value-type="float">
            <text:p>750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6" calcext:value-type="float">
            <text:p>0,96</text:p>
          </table:table-cell>
          <table:table-cell office:value-type="float" office:value="85285" calcext:value-type="float">
            <text:p>852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7" calcext:value-type="float">
            <text:p>0,97</text:p>
          </table:table-cell>
          <table:table-cell office:value-type="float" office:value="96090" calcext:value-type="float">
            <text:p>960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8" calcext:value-type="float">
            <text:p>0,98</text:p>
          </table:table-cell>
          <table:table-cell office:value-type="float" office:value="107860" calcext:value-type="float">
            <text:p>1078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0.99" calcext:value-type="float">
            <text:p>0,99</text:p>
          </table:table-cell>
          <table:table-cell office:value-type="float" office:value="133518" calcext:value-type="float">
            <text:p>1335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sto</text:p>
          </table:table-cell>
          <table:table-cell office:value-type="float" office:value="1" calcext:value-type="float">
            <text:p>1</text:p>
          </table:table-cell>
          <table:table-cell office:value-type="float" office:value="60996" calcext:value-type="float">
            <text:p>60996</text:p>
          </table:table-cell>
          <table:table-cell table:number-columns-repeated="14"/>
        </table:table-row>
      </table:table>
      <table:table table:name="Sampling 50M" table:style-name="ta1">
        <table:shapes>
          <draw:frame draw:z-index="0" draw:style-name="gr1" draw:text-style-name="P1" svg:width="160mm" svg:height="120mm" svg:x="110mm" svg:y="0mm">
            <loext:p draw:notify-on-update-of-ranges="'Sampling 50M'.A1:'Sampling 50M'.A98 'Sampling 50M'.B1:'Sampling 50M'.B9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60mm" svg:height="120mm" svg:x="270mm" svg:y="0mm">
            <loext:p draw:notify-on-update-of-ranges="'Sampling 50M'.D1:'Sampling 50M'.D100 'Sampling 50M'.E1:'Sampling 50M'.E10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60mm" svg:height="120mm" svg:x="120mm" svg:y="120mm">
            <loext:p draw:notify-on-update-of-ranges="'Sampling 50M'.A1:'Sampling 50M'.A98 'Sampling 50M'.B1:'Sampling 50M'.B9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60mm" svg:height="120mm" svg:x="270mm" svg:y="120mm">
            <loext:p draw:notify-on-update-of-ranges="'Sampling 50M'.D1:'Sampling 50M'.D100 'Sampling 50M'.E1:'Sampling 50M'.E10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13" calcext:value-type="float">
            <text:p>0,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14" calcext:value-type="float">
            <text:p>0,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.18" calcext:value-type="float">
            <text:p>0,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0.19" calcext:value-type="float">
            <text:p>0,1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0.21" calcext:value-type="float">
            <text:p>0,2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22" calcext:value-type="float">
            <text:p>0,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0.23" calcext:value-type="float">
            <text:p>0,2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0.24" calcext:value-type="float">
            <text:p>0,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0.26" calcext:value-type="float">
            <text:p>0,2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0.27" calcext:value-type="float">
            <text:p>0,2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0.29" calcext:value-type="float">
            <text:p>0,2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0.31" calcext:value-type="float">
            <text:p>0,3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0.32" calcext:value-type="float">
            <text:p>0,3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33" calcext:value-type="float">
            <text:p>0,3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float" office:value="0.36" calcext:value-type="float">
            <text:p>0,3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0.37" calcext:value-type="float">
            <text:p>0,3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92" calcext:value-type="float">
            <text:p>1092</text:p>
          </table:table-cell>
          <table:table-cell/>
          <table:table-cell office:value-type="float" office:value="0.38" calcext:value-type="float">
            <text:p>0,38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1148" calcext:value-type="float">
            <text:p>1148</text:p>
          </table:table-cell>
          <table:table-cell/>
          <table:table-cell office:value-type="float" office:value="0.39" calcext:value-type="float">
            <text:p>0,39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float" office:value="0.41" calcext:value-type="float">
            <text:p>0,41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1581" calcext:value-type="float">
            <text:p>1581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863" calcext:value-type="float">
            <text:p>1863</text:p>
          </table:table-cell>
          <table:table-cell/>
          <table:table-cell office:value-type="float" office:value="0.43" calcext:value-type="float">
            <text:p>0,43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2059" calcext:value-type="float">
            <text:p>2059</text:p>
          </table:table-cell>
          <table:table-cell/>
          <table:table-cell office:value-type="float" office:value="0.44" calcext:value-type="float">
            <text:p>0,44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2163" calcext:value-type="float">
            <text:p>2163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2514" calcext:value-type="float">
            <text:p>2514</text:p>
          </table:table-cell>
          <table:table-cell/>
          <table:table-cell office:value-type="float" office:value="0.46" calcext:value-type="float">
            <text:p>0,46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2799" calcext:value-type="float">
            <text:p>2799</text:p>
          </table:table-cell>
          <table:table-cell/>
          <table:table-cell office:value-type="float" office:value="0.47" calcext:value-type="float">
            <text:p>0,47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117" calcext:value-type="float">
            <text:p>3117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3590" calcext:value-type="float">
            <text:p>3590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3966" calcext:value-type="float">
            <text:p>3966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4529" calcext:value-type="float">
            <text:p>4529</text:p>
          </table:table-cell>
          <table:table-cell/>
          <table:table-cell office:value-type="float" office:value="0.51" calcext:value-type="float">
            <text:p>0,5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5107" calcext:value-type="float">
            <text:p>5107</text:p>
          </table:table-cell>
          <table:table-cell/>
          <table:table-cell office:value-type="float" office:value="0.52" calcext:value-type="float">
            <text:p>0,52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5667" calcext:value-type="float">
            <text:p>5667</text:p>
          </table:table-cell>
          <table:table-cell/>
          <table:table-cell office:value-type="float" office:value="0.53" calcext:value-type="float">
            <text:p>0,53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6541" calcext:value-type="float">
            <text:p>6541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7525" calcext:value-type="float">
            <text:p>7525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8687" calcext:value-type="float">
            <text:p>8687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9791" calcext:value-type="float">
            <text:p>9791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1192" calcext:value-type="float">
            <text:p>11192</text:p>
          </table:table-cell>
          <table:table-cell/>
          <table:table-cell office:value-type="float" office:value="0.58" calcext:value-type="float">
            <text:p>0,58</text:p>
          </table:table-cell>
          <table:table-cell office:value-type="float" office:value="5313" calcext:value-type="float">
            <text:p>5313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13055" calcext:value-type="float">
            <text:p>13055</text:p>
          </table:table-cell>
          <table:table-cell/>
          <table:table-cell office:value-type="float" office:value="0.59" calcext:value-type="float">
            <text:p>0,59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14765" calcext:value-type="float">
            <text:p>1476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7259" calcext:value-type="float">
            <text:p>7259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17145" calcext:value-type="float">
            <text:p>17145</text:p>
          </table:table-cell>
          <table:table-cell/>
          <table:table-cell office:value-type="float" office:value="0.61" calcext:value-type="float">
            <text:p>0,61</text:p>
          </table:table-cell>
          <table:table-cell office:value-type="float" office:value="7782" calcext:value-type="float">
            <text:p>7782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20040" calcext:value-type="float">
            <text:p>20040</text:p>
          </table:table-cell>
          <table:table-cell/>
          <table:table-cell office:value-type="float" office:value="0.62" calcext:value-type="float">
            <text:p>0,62</text:p>
          </table:table-cell>
          <table:table-cell office:value-type="float" office:value="9076" calcext:value-type="float">
            <text:p>9076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23032" calcext:value-type="float">
            <text:p>23032</text:p>
          </table:table-cell>
          <table:table-cell/>
          <table:table-cell office:value-type="float" office:value="0.63" calcext:value-type="float">
            <text:p>0,63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27018" calcext:value-type="float">
            <text:p>27018</text:p>
          </table:table-cell>
          <table:table-cell/>
          <table:table-cell office:value-type="float" office:value="0.64" calcext:value-type="float">
            <text:p>0,64</text:p>
          </table:table-cell>
          <table:table-cell office:value-type="float" office:value="11689" calcext:value-type="float">
            <text:p>11689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31692" calcext:value-type="float">
            <text:p>31692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13784" calcext:value-type="float">
            <text:p>13784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37111" calcext:value-type="float">
            <text:p>37111</text:p>
          </table:table-cell>
          <table:table-cell/>
          <table:table-cell office:value-type="float" office:value="0.66" calcext:value-type="float">
            <text:p>0,66</text:p>
          </table:table-cell>
          <table:table-cell office:value-type="float" office:value="16007" calcext:value-type="float">
            <text:p>16007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43629" calcext:value-type="float">
            <text:p>43629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18400" calcext:value-type="float">
            <text:p>1840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51160" calcext:value-type="float">
            <text:p>51160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21533" calcext:value-type="float">
            <text:p>21533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61108" calcext:value-type="float">
            <text:p>61108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24980" calcext:value-type="float">
            <text:p>24980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71960" calcext:value-type="float">
            <text:p>71960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29396" calcext:value-type="float">
            <text:p>29396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office:value-type="float" office:value="85249" calcext:value-type="float">
            <text:p>85249</text:p>
          </table:table-cell>
          <table:table-cell/>
          <table:table-cell office:value-type="float" office:value="0.71" calcext:value-type="float">
            <text:p>0,71</text:p>
          </table:table-cell>
          <table:table-cell office:value-type="float" office:value="34608" calcext:value-type="float">
            <text:p>34608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101937" calcext:value-type="float">
            <text:p>101937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40778" calcext:value-type="float">
            <text:p>40778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20457" calcext:value-type="float">
            <text:p>120457</text:p>
          </table:table-cell>
          <table:table-cell/>
          <table:table-cell office:value-type="float" office:value="0.73" calcext:value-type="float">
            <text:p>0,73</text:p>
          </table:table-cell>
          <table:table-cell office:value-type="float" office:value="48285" calcext:value-type="float">
            <text:p>48285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144359" calcext:value-type="float">
            <text:p>144359</text:p>
          </table:table-cell>
          <table:table-cell/>
          <table:table-cell office:value-type="float" office:value="0.74" calcext:value-type="float">
            <text:p>0,74</text:p>
          </table:table-cell>
          <table:table-cell office:value-type="float" office:value="56880" calcext:value-type="float">
            <text:p>56880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172152" calcext:value-type="float">
            <text:p>172152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69102" calcext:value-type="float">
            <text:p>69102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206255" calcext:value-type="float">
            <text:p>206255</text:p>
          </table:table-cell>
          <table:table-cell/>
          <table:table-cell office:value-type="float" office:value="0.76" calcext:value-type="float">
            <text:p>0,76</text:p>
          </table:table-cell>
          <table:table-cell office:value-type="float" office:value="82276" calcext:value-type="float">
            <text:p>82276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248682" calcext:value-type="float">
            <text:p>248682</text:p>
          </table:table-cell>
          <table:table-cell/>
          <table:table-cell office:value-type="float" office:value="0.77" calcext:value-type="float">
            <text:p>0,77</text:p>
          </table:table-cell>
          <table:table-cell office:value-type="float" office:value="97814" calcext:value-type="float">
            <text:p>9781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96579" calcext:value-type="float">
            <text:p>296579</text:p>
          </table:table-cell>
          <table:table-cell/>
          <table:table-cell office:value-type="float" office:value="0.78" calcext:value-type="float">
            <text:p>0,78</text:p>
          </table:table-cell>
          <table:table-cell office:value-type="float" office:value="118097" calcext:value-type="float">
            <text:p>118097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358875" calcext:value-type="float">
            <text:p>358875</text:p>
          </table:table-cell>
          <table:table-cell/>
          <table:table-cell office:value-type="float" office:value="0.79" calcext:value-type="float">
            <text:p>0,79</text:p>
          </table:table-cell>
          <table:table-cell office:value-type="float" office:value="143829" calcext:value-type="float">
            <text:p>143829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430553" calcext:value-type="float">
            <text:p>430553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175704" calcext:value-type="float">
            <text:p>175704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515243" calcext:value-type="float">
            <text:p>515243</text:p>
          </table:table-cell>
          <table:table-cell/>
          <table:table-cell office:value-type="float" office:value="0.81" calcext:value-type="float">
            <text:p>0,81</text:p>
          </table:table-cell>
          <table:table-cell office:value-type="float" office:value="214499" calcext:value-type="float">
            <text:p>214499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619737" calcext:value-type="float">
            <text:p>619737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261516" calcext:value-type="float">
            <text:p>261516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742333" calcext:value-type="float">
            <text:p>742333</text:p>
          </table:table-cell>
          <table:table-cell/>
          <table:table-cell office:value-type="float" office:value="0.83" calcext:value-type="float">
            <text:p>0,83</text:p>
          </table:table-cell>
          <table:table-cell office:value-type="float" office:value="322898" calcext:value-type="float">
            <text:p>322898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888611" calcext:value-type="float">
            <text:p>888611</text:p>
          </table:table-cell>
          <table:table-cell/>
          <table:table-cell office:value-type="float" office:value="0.84" calcext:value-type="float">
            <text:p>0,84</text:p>
          </table:table-cell>
          <table:table-cell office:value-type="float" office:value="396931" calcext:value-type="float">
            <text:p>396931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1060661" calcext:value-type="float">
            <text:p>1060661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489589" calcext:value-type="float">
            <text:p>489589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1260477" calcext:value-type="float">
            <text:p>1260477</text:p>
          </table:table-cell>
          <table:table-cell/>
          <table:table-cell office:value-type="float" office:value="0.86" calcext:value-type="float">
            <text:p>0,86</text:p>
          </table:table-cell>
          <table:table-cell office:value-type="float" office:value="605220" calcext:value-type="float">
            <text:p>605220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1493583" calcext:value-type="float">
            <text:p>1493583</text:p>
          </table:table-cell>
          <table:table-cell/>
          <table:table-cell office:value-type="float" office:value="0.87" calcext:value-type="float">
            <text:p>0,87</text:p>
          </table:table-cell>
          <table:table-cell office:value-type="float" office:value="753198" calcext:value-type="float">
            <text:p>753198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764069" calcext:value-type="float">
            <text:p>1764069</text:p>
          </table:table-cell>
          <table:table-cell/>
          <table:table-cell office:value-type="float" office:value="0.88" calcext:value-type="float">
            <text:p>0,88</text:p>
          </table:table-cell>
          <table:table-cell office:value-type="float" office:value="934689" calcext:value-type="float">
            <text:p>934689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2072360" calcext:value-type="float">
            <text:p>2072360</text:p>
          </table:table-cell>
          <table:table-cell/>
          <table:table-cell office:value-type="float" office:value="0.89" calcext:value-type="float">
            <text:p>0,89</text:p>
          </table:table-cell>
          <table:table-cell office:value-type="float" office:value="1156416" calcext:value-type="float">
            <text:p>1156416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2422755" calcext:value-type="float">
            <text:p>2422755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438043" calcext:value-type="float">
            <text:p>1438043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2817019" calcext:value-type="float">
            <text:p>2817019</text:p>
          </table:table-cell>
          <table:table-cell/>
          <table:table-cell office:value-type="float" office:value="0.91" calcext:value-type="float">
            <text:p>0,91</text:p>
          </table:table-cell>
          <table:table-cell office:value-type="float" office:value="1783975" calcext:value-type="float">
            <text:p>1783975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3258322" calcext:value-type="float">
            <text:p>3258322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2203555" calcext:value-type="float">
            <text:p>2203555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3728920" calcext:value-type="float">
            <text:p>3728920</text:p>
          </table:table-cell>
          <table:table-cell/>
          <table:table-cell office:value-type="float" office:value="0.93" calcext:value-type="float">
            <text:p>0,93</text:p>
          </table:table-cell>
          <table:table-cell office:value-type="float" office:value="2707627" calcext:value-type="float">
            <text:p>2707627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4255016" calcext:value-type="float">
            <text:p>4255016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3304595" calcext:value-type="float">
            <text:p>3304595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4844082" calcext:value-type="float">
            <text:p>4844082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4000193" calcext:value-type="float">
            <text:p>4000193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5536958" calcext:value-type="float">
            <text:p>5536958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4777304" calcext:value-type="float">
            <text:p>4777304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6905432" calcext:value-type="float">
            <text:p>6905432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5615683" calcext:value-type="float">
            <text:p>5615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2526" calcext:value-type="float">
            <text:p>3142526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float" office:value="6524216" calcext:value-type="float">
            <text:p>6524216</text:p>
          </table:table-cell>
        </table:table-row>
        <table:table-row table:style-name="ro1">
          <table:table-cell table:number-columns-repeated="3"/>
          <table:table-cell office:value-type="float" office:value="0.99" calcext:value-type="float">
            <text:p>0,99</text:p>
          </table:table-cell>
          <table:table-cell office:value-type="float" office:value="7922733" calcext:value-type="float">
            <text:p>792273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495082" calcext:value-type="float">
            <text:p>3495082</text:p>
          </table:table-cell>
        </table:table-row>
      </table:table>
      <table:table table:name="Jaccard 10M" table:style-name="ta1">
        <table:shapes>
          <draw:frame draw:z-index="0" draw:style-name="gr1" draw:text-style-name="P1" svg:width="160mm" svg:height="120mm" svg:x="110mm" svg:y="0mm">
            <loext:p draw:notify-on-update-of-ranges="'Jaccard 10M'.A1:'Jaccard 10M'.A52 'Jaccard 10M'.B1:'Jaccard 10M'.B5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160mm" svg:height="120mm" svg:x="269.99mm" svg:y="0mm">
            <loext:p draw:notify-on-update-of-ranges="'Jaccard 10M'.C1:'Jaccard 10M'.C61 'Jaccard 10M'.D1:'Jaccard 10M'.D6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160mm" svg:height="120mm" svg:x="110mm" svg:y="120mm">
            <loext:p draw:notify-on-update-of-ranges="'Jaccard 10M'.A1:'Jaccard 10M'.A52 'Jaccard 10M'.B1:'Jaccard 10M'.B5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160mm" svg:height="120mm" svg:x="269.99mm" svg:y="120mm">
            <loext:p draw:notify-on-update-of-ranges="'Jaccard 10M'.C1:'Jaccard 10M'.C61 'Jaccard 10M'.D1:'Jaccard 10M'.D61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4" draw:style-name="gr1" draw:text-style-name="P1" svg:width="160mm" svg:height="120mm" svg:x="430mm" svg:y="0mm">
            <loext:p draw:notify-on-update-of-ranges="'Jaccard 10M'.E1:'Jaccard 10M'.E69 'Jaccard 10M'.F1:'Jaccard 10M'.F69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5" draw:style-name="gr1" draw:text-style-name="P1" svg:width="160mm" svg:height="120mm" svg:x="430mm" svg:y="120mm">
            <loext:p draw:notify-on-update-of-ranges="'Jaccard 10M'.E1:'Jaccard 10M'.E69 'Jaccard 10M'.F1:'Jaccard 10M'.F6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6" draw:style-name="gr1" draw:text-style-name="P1" svg:width="160mm" svg:height="120mm" svg:x="590mm" svg:y="0mm">
            <loext:p draw:notify-on-update-of-ranges="'Jaccard 10M'.G1:'Jaccard 10M'.G80 'Jaccard 10M'.H1:'Jaccard 10M'.H80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7" draw:style-name="gr1" draw:text-style-name="P1" svg:width="160mm" svg:height="120mm" svg:x="590mm" svg:y="120mm">
            <loext:p draw:notify-on-update-of-ranges="'Jaccard 10M'.G1:'Jaccard 10M'.G80 'Jaccard 10M'.H1:'Jaccard 10M'.H80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,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,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,42</text:p>
          </table:table-cell>
          <table:table-cell office:value-type="float" office:value="8" calcext:value-type="float">
            <text:p>8</text:p>
          </table:table-cell>
          <table:table-cell office:value-type="float" office:value="0.36" calcext:value-type="float">
            <text:p>0,36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,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,44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,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0.51" calcext:value-type="float">
            <text:p>0,51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,42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,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,52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,43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4" calcext:value-type="float">
            <text:p>4</text:p>
          </table:table-cell>
          <table:table-cell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,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office:value-type="float" office:value="0.46" calcext:value-type="float">
            <text:p>0,46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,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office:value-type="float" office:value="0.47" calcext:value-type="float">
            <text:p>0,47</text:p>
          </table:table-cell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6" calcext:value-type="float">
            <text:p>6</text:p>
          </table:table-cell>
          <table:table-cell office:value-type="float" office:value="0.56" calcext:value-type="float">
            <text:p>0,56</text:p>
          </table:table-cell>
          <table:table-cell office:value-type="float" office:value="6" calcext:value-type="float">
            <text:p>6</text:p>
          </table:table-cell>
          <table:table-cell office:value-type="float" office:value="0.48" calcext:value-type="float">
            <text:p>0,48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15" calcext:value-type="float">
            <text:p>15</text:p>
          </table:table-cell>
          <table:table-cell office:value-type="float" office:value="0.57" calcext:value-type="float">
            <text:p>0,57</text:p>
          </table:table-cell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,49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,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16" calcext:value-type="float">
            <text:p>16</text:p>
          </table:table-cell>
          <table:table-cell office:value-type="float" office:value="0.58" calcext:value-type="float">
            <text:p>0,58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0.39" calcext:value-type="float">
            <text:p>0,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25" calcext:value-type="float">
            <text:p>25</text:p>
          </table:table-cell>
          <table:table-cell office:value-type="float" office:value="0.59" calcext:value-type="float">
            <text:p>0,59</text:p>
          </table:table-cell>
          <table:table-cell office:value-type="float" office:value="7" calcext:value-type="float">
            <text:p>7</text:p>
          </table:table-cell>
          <table:table-cell office:value-type="float" office:value="0.51" calcext:value-type="float">
            <text:p>0,5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,6</text:p>
          </table:table-cell>
          <table:table-cell office:value-type="float" office:value="19" calcext:value-type="float">
            <text:p>19</text:p>
          </table:table-cell>
          <table:table-cell office:value-type="float" office:value="0.52" calcext:value-type="float">
            <text:p>0,52</text:p>
          </table:table-cell>
          <table:table-cell office:value-type="float" office:value="8" calcext:value-type="float">
            <text:p>8</text:p>
          </table:table-cell>
          <table:table-cell office:value-type="float" office:value="0.41" calcext:value-type="float">
            <text:p>0,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52" calcext:value-type="float">
            <text:p>52</text:p>
          </table:table-cell>
          <table:table-cell office:value-type="float" office:value="0.61" calcext:value-type="float">
            <text:p>0,61</text:p>
          </table:table-cell>
          <table:table-cell office:value-type="float" office:value="16" calcext:value-type="float">
            <text:p>16</text:p>
          </table:table-cell>
          <table:table-cell office:value-type="float" office:value="0.53" calcext:value-type="float">
            <text:p>0,53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,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72" calcext:value-type="float">
            <text:p>72</text:p>
          </table:table-cell>
          <table:table-cell office:value-type="float" office:value="0.62" calcext:value-type="float">
            <text:p>0,62</text:p>
          </table:table-cell>
          <table:table-cell office:value-type="float" office:value="14" calcext:value-type="float">
            <text:p>14</text:p>
          </table:table-cell>
          <table:table-cell office:value-type="float" office:value="0.54" calcext:value-type="float">
            <text:p>0,54</text:p>
          </table:table-cell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,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79" calcext:value-type="float">
            <text:p>79</text:p>
          </table:table-cell>
          <table:table-cell office:value-type="float" office:value="0.63" calcext:value-type="float">
            <text:p>0,63</text:p>
          </table:table-cell>
          <table:table-cell office:value-type="float" office:value="32" calcext:value-type="float">
            <text:p>32</text:p>
          </table:table-cell>
          <table:table-cell office:value-type="float" office:value="0.55" calcext:value-type="float">
            <text:p>0,55</text:p>
          </table:table-cell>
          <table:table-cell office:value-type="float" office:value="15" calcext:value-type="float">
            <text:p>15</text:p>
          </table:table-cell>
          <table:table-cell office:value-type="float" office:value="0.44" calcext:value-type="float">
            <text:p>0,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office:value-type="float" office:value="112" calcext:value-type="float">
            <text:p>112</text:p>
          </table:table-cell>
          <table:table-cell office:value-type="float" office:value="0.64" calcext:value-type="float">
            <text:p>0,64</text:p>
          </table:table-cell>
          <table:table-cell office:value-type="float" office:value="37" calcext:value-type="float">
            <text:p>37</text:p>
          </table:table-cell>
          <table:table-cell office:value-type="float" office:value="0.56" calcext:value-type="float">
            <text:p>0,56</text:p>
          </table:table-cell>
          <table:table-cell office:value-type="float" office:value="19" calcext:value-type="float">
            <text:p>19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170" calcext:value-type="float">
            <text:p>170</text:p>
          </table:table-cell>
          <table:table-cell office:value-type="float" office:value="0.65" calcext:value-type="float">
            <text:p>0,65</text:p>
          </table:table-cell>
          <table:table-cell office:value-type="float" office:value="41" calcext:value-type="float">
            <text:p>41</text:p>
          </table:table-cell>
          <table:table-cell office:value-type="float" office:value="0.57" calcext:value-type="float">
            <text:p>0,57</text:p>
          </table:table-cell>
          <table:table-cell office:value-type="float" office:value="34" calcext:value-type="float">
            <text:p>34</text:p>
          </table:table-cell>
          <table:table-cell office:value-type="float" office:value="0.46" calcext:value-type="float">
            <text:p>0,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252" calcext:value-type="float">
            <text:p>252</text:p>
          </table:table-cell>
          <table:table-cell office:value-type="float" office:value="0.66" calcext:value-type="float">
            <text:p>0,66</text:p>
          </table:table-cell>
          <table:table-cell office:value-type="float" office:value="93" calcext:value-type="float">
            <text:p>93</text:p>
          </table:table-cell>
          <table:table-cell office:value-type="float" office:value="0.58" calcext:value-type="float">
            <text:p>0,58</text:p>
          </table:table-cell>
          <table:table-cell office:value-type="float" office:value="41" calcext:value-type="float">
            <text:p>41</text:p>
          </table:table-cell>
          <table:table-cell office:value-type="float" office:value="0.47" calcext:value-type="float">
            <text:p>0,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396" calcext:value-type="float">
            <text:p>396</text:p>
          </table:table-cell>
          <table:table-cell office:value-type="float" office:value="0.67" calcext:value-type="float">
            <text:p>0,67</text:p>
          </table:table-cell>
          <table:table-cell office:value-type="float" office:value="101" calcext:value-type="float">
            <text:p>101</text:p>
          </table:table-cell>
          <table:table-cell office:value-type="float" office:value="0.59" calcext:value-type="float">
            <text:p>0,59</text:p>
          </table:table-cell>
          <table:table-cell office:value-type="float" office:value="62" calcext:value-type="float">
            <text:p>62</text:p>
          </table:table-cell>
          <table:table-cell office:value-type="float" office:value="0.48" calcext:value-type="float">
            <text:p>0,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539" calcext:value-type="float">
            <text:p>539</text:p>
          </table:table-cell>
          <table:table-cell office:value-type="float" office:value="0.68" calcext:value-type="float">
            <text:p>0,68</text:p>
          </table:table-cell>
          <table:table-cell office:value-type="float" office:value="152" calcext:value-type="float">
            <text:p>152</text:p>
          </table:table-cell>
          <table:table-cell office:value-type="float" office:value="0.6" calcext:value-type="float">
            <text:p>0,6</text:p>
          </table:table-cell>
          <table:table-cell office:value-type="float" office:value="80" calcext:value-type="float">
            <text:p>80</text:p>
          </table:table-cell>
          <table:table-cell office:value-type="float" office:value="0.49" calcext:value-type="float">
            <text:p>0,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869" calcext:value-type="float">
            <text:p>869</text:p>
          </table:table-cell>
          <table:table-cell office:value-type="float" office:value="0.69" calcext:value-type="float">
            <text:p>0,69</text:p>
          </table:table-cell>
          <table:table-cell office:value-type="float" office:value="221" calcext:value-type="float">
            <text:p>221</text:p>
          </table:table-cell>
          <table:table-cell office:value-type="float" office:value="0.61" calcext:value-type="float">
            <text:p>0,61</text:p>
          </table:table-cell>
          <table:table-cell office:value-type="float" office:value="118" calcext:value-type="float">
            <text:p>118</text:p>
          </table:table-cell>
          <table:table-cell office:value-type="float" office:value="0.5" calcext:value-type="float">
            <text:p>0,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1257" calcext:value-type="float">
            <text:p>1257</text:p>
          </table:table-cell>
          <table:table-cell office:value-type="float" office:value="0.7" calcext:value-type="float">
            <text:p>0,7</text:p>
          </table:table-cell>
          <table:table-cell office:value-type="float" office:value="318" calcext:value-type="float">
            <text:p>318</text:p>
          </table:table-cell>
          <table:table-cell office:value-type="float" office:value="0.62" calcext:value-type="float">
            <text:p>0,62</text:p>
          </table:table-cell>
          <table:table-cell office:value-type="float" office:value="215" calcext:value-type="float">
            <text:p>215</text:p>
          </table:table-cell>
          <table:table-cell office:value-type="float" office:value="0.51" calcext:value-type="float">
            <text:p>0,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2056" calcext:value-type="float">
            <text:p>2056</text:p>
          </table:table-cell>
          <table:table-cell office:value-type="float" office:value="0.71" calcext:value-type="float">
            <text:p>0,71</text:p>
          </table:table-cell>
          <table:table-cell office:value-type="float" office:value="492" calcext:value-type="float">
            <text:p>492</text:p>
          </table:table-cell>
          <table:table-cell office:value-type="float" office:value="0.63" calcext:value-type="float">
            <text:p>0,63</text:p>
          </table:table-cell>
          <table:table-cell office:value-type="float" office:value="311" calcext:value-type="float">
            <text:p>311</text:p>
          </table:table-cell>
          <table:table-cell office:value-type="float" office:value="0.52" calcext:value-type="float">
            <text:p>0,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2992" calcext:value-type="float">
            <text:p>2992</text:p>
          </table:table-cell>
          <table:table-cell office:value-type="float" office:value="0.72" calcext:value-type="float">
            <text:p>0,72</text:p>
          </table:table-cell>
          <table:table-cell office:value-type="float" office:value="737" calcext:value-type="float">
            <text:p>737</text:p>
          </table:table-cell>
          <table:table-cell office:value-type="float" office:value="0.64" calcext:value-type="float">
            <text:p>0,64</text:p>
          </table:table-cell>
          <table:table-cell office:value-type="float" office:value="561" calcext:value-type="float">
            <text:p>561</text:p>
          </table:table-cell>
          <table:table-cell office:value-type="float" office:value="0.53" calcext:value-type="float">
            <text:p>0,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4954" calcext:value-type="float">
            <text:p>4954</text:p>
          </table:table-cell>
          <table:table-cell office:value-type="float" office:value="0.73" calcext:value-type="float">
            <text:p>0,73</text:p>
          </table:table-cell>
          <table:table-cell office:value-type="float" office:value="1083" calcext:value-type="float">
            <text:p>1083</text:p>
          </table:table-cell>
          <table:table-cell office:value-type="float" office:value="0.65" calcext:value-type="float">
            <text:p>0,65</text:p>
          </table:table-cell>
          <table:table-cell office:value-type="float" office:value="909" calcext:value-type="float">
            <text:p>909</text:p>
          </table:table-cell>
          <table:table-cell office:value-type="float" office:value="0.54" calcext:value-type="float">
            <text:p>0,5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7795" calcext:value-type="float">
            <text:p>7795</text:p>
          </table:table-cell>
          <table:table-cell office:value-type="float" office:value="0.74" calcext:value-type="float">
            <text:p>0,74</text:p>
          </table:table-cell>
          <table:table-cell office:value-type="float" office:value="1632" calcext:value-type="float">
            <text:p>1632</text:p>
          </table:table-cell>
          <table:table-cell office:value-type="float" office:value="0.66" calcext:value-type="float">
            <text:p>0,66</text:p>
          </table:table-cell>
          <table:table-cell office:value-type="float" office:value="1582" calcext:value-type="float">
            <text:p>1582</text:p>
          </table:table-cell>
          <table:table-cell office:value-type="float" office:value="0.55" calcext:value-type="float">
            <text:p>0,5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13141" calcext:value-type="float">
            <text:p>13141</text:p>
          </table:table-cell>
          <table:table-cell office:value-type="float" office:value="0.75" calcext:value-type="float">
            <text:p>0,75</text:p>
          </table:table-cell>
          <table:table-cell office:value-type="float" office:value="2526" calcext:value-type="float">
            <text:p>2526</text:p>
          </table:table-cell>
          <table:table-cell office:value-type="float" office:value="0.67" calcext:value-type="float">
            <text:p>0,67</text:p>
          </table:table-cell>
          <table:table-cell office:value-type="float" office:value="2698" calcext:value-type="float">
            <text:p>2698</text:p>
          </table:table-cell>
          <table:table-cell office:value-type="float" office:value="0.56" calcext:value-type="float">
            <text:p>0,5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22232" calcext:value-type="float">
            <text:p>22232</text:p>
          </table:table-cell>
          <table:table-cell office:value-type="float" office:value="0.76" calcext:value-type="float">
            <text:p>0,76</text:p>
          </table:table-cell>
          <table:table-cell office:value-type="float" office:value="3920" calcext:value-type="float">
            <text:p>3920</text:p>
          </table:table-cell>
          <table:table-cell office:value-type="float" office:value="0.68" calcext:value-type="float">
            <text:p>0,68</text:p>
          </table:table-cell>
          <table:table-cell office:value-type="float" office:value="4631" calcext:value-type="float">
            <text:p>4631</text:p>
          </table:table-cell>
          <table:table-cell office:value-type="float" office:value="0.57" calcext:value-type="float">
            <text:p>0,5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37440" calcext:value-type="float">
            <text:p>37440</text:p>
          </table:table-cell>
          <table:table-cell office:value-type="float" office:value="0.77" calcext:value-type="float">
            <text:p>0,77</text:p>
          </table:table-cell>
          <table:table-cell office:value-type="float" office:value="6187" calcext:value-type="float">
            <text:p>6187</text:p>
          </table:table-cell>
          <table:table-cell office:value-type="float" office:value="0.69" calcext:value-type="float">
            <text:p>0,69</text:p>
          </table:table-cell>
          <table:table-cell office:value-type="float" office:value="8274" calcext:value-type="float">
            <text:p>8274</text:p>
          </table:table-cell>
          <table:table-cell office:value-type="float" office:value="0.58" calcext:value-type="float">
            <text:p>0,5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62732" calcext:value-type="float">
            <text:p>62732</text:p>
          </table:table-cell>
          <table:table-cell office:value-type="float" office:value="0.78" calcext:value-type="float">
            <text:p>0,78</text:p>
          </table:table-cell>
          <table:table-cell office:value-type="float" office:value="10264" calcext:value-type="float">
            <text:p>10264</text:p>
          </table:table-cell>
          <table:table-cell office:value-type="float" office:value="0.7" calcext:value-type="float">
            <text:p>0,7</text:p>
          </table:table-cell>
          <table:table-cell office:value-type="float" office:value="14558" calcext:value-type="float">
            <text:p>14558</text:p>
          </table:table-cell>
          <table:table-cell office:value-type="float" office:value="0.59" calcext:value-type="float">
            <text:p>0,5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107465" calcext:value-type="float">
            <text:p>107465</text:p>
          </table:table-cell>
          <table:table-cell office:value-type="float" office:value="0.79" calcext:value-type="float">
            <text:p>0,79</text:p>
          </table:table-cell>
          <table:table-cell office:value-type="float" office:value="15800" calcext:value-type="float">
            <text:p>15800</text:p>
          </table:table-cell>
          <table:table-cell office:value-type="float" office:value="0.71" calcext:value-type="float">
            <text:p>0,71</text:p>
          </table:table-cell>
          <table:table-cell office:value-type="float" office:value="24686" calcext:value-type="float">
            <text:p>24686</text:p>
          </table:table-cell>
          <table:table-cell office:value-type="float" office:value="0.6" calcext:value-type="float">
            <text:p>0,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171369" calcext:value-type="float">
            <text:p>171369</text:p>
          </table:table-cell>
          <table:table-cell office:value-type="float" office:value="0.8" calcext:value-type="float">
            <text:p>0,8</text:p>
          </table:table-cell>
          <table:table-cell office:value-type="float" office:value="26726" calcext:value-type="float">
            <text:p>26726</text:p>
          </table:table-cell>
          <table:table-cell office:value-type="float" office:value="0.72" calcext:value-type="float">
            <text:p>0,72</text:p>
          </table:table-cell>
          <table:table-cell office:value-type="float" office:value="41038" calcext:value-type="float">
            <text:p>41038</text:p>
          </table:table-cell>
          <table:table-cell office:value-type="float" office:value="0.61" calcext:value-type="float">
            <text:p>0,6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281408" calcext:value-type="float">
            <text:p>281408</text:p>
          </table:table-cell>
          <table:table-cell office:value-type="float" office:value="0.81" calcext:value-type="float">
            <text:p>0,81</text:p>
          </table:table-cell>
          <table:table-cell office:value-type="float" office:value="41715" calcext:value-type="float">
            <text:p>41715</text:p>
          </table:table-cell>
          <table:table-cell office:value-type="float" office:value="0.73" calcext:value-type="float">
            <text:p>0,73</text:p>
          </table:table-cell>
          <table:table-cell office:value-type="float" office:value="64538" calcext:value-type="float">
            <text:p>64538</text:p>
          </table:table-cell>
          <table:table-cell office:value-type="float" office:value="0.62" calcext:value-type="float">
            <text:p>0,6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415337" calcext:value-type="float">
            <text:p>415337</text:p>
          </table:table-cell>
          <table:table-cell office:value-type="float" office:value="0.82" calcext:value-type="float">
            <text:p>0,82</text:p>
          </table:table-cell>
          <table:table-cell office:value-type="float" office:value="67416" calcext:value-type="float">
            <text:p>67416</text:p>
          </table:table-cell>
          <table:table-cell office:value-type="float" office:value="0.74" calcext:value-type="float">
            <text:p>0,74</text:p>
          </table:table-cell>
          <table:table-cell office:value-type="float" office:value="96496" calcext:value-type="float">
            <text:p>96496</text:p>
          </table:table-cell>
          <table:table-cell office:value-type="float" office:value="0.63" calcext:value-type="float">
            <text:p>0,63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608283" calcext:value-type="float">
            <text:p>608283</text:p>
          </table:table-cell>
          <table:table-cell office:value-type="float" office:value="0.83" calcext:value-type="float">
            <text:p>0,83</text:p>
          </table:table-cell>
          <table:table-cell office:value-type="float" office:value="104848" calcext:value-type="float">
            <text:p>104848</text:p>
          </table:table-cell>
          <table:table-cell office:value-type="float" office:value="0.75" calcext:value-type="float">
            <text:p>0,75</text:p>
          </table:table-cell>
          <table:table-cell office:value-type="float" office:value="141630" calcext:value-type="float">
            <text:p>141630</text:p>
          </table:table-cell>
          <table:table-cell office:value-type="float" office:value="0.64" calcext:value-type="float">
            <text:p>0,64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824115" calcext:value-type="float">
            <text:p>824115</text:p>
          </table:table-cell>
          <table:table-cell office:value-type="float" office:value="0.84" calcext:value-type="float">
            <text:p>0,84</text:p>
          </table:table-cell>
          <table:table-cell office:value-type="float" office:value="156737" calcext:value-type="float">
            <text:p>156737</text:p>
          </table:table-cell>
          <table:table-cell office:value-type="float" office:value="0.76" calcext:value-type="float">
            <text:p>0,76</text:p>
          </table:table-cell>
          <table:table-cell office:value-type="float" office:value="193257" calcext:value-type="float">
            <text:p>193257</text:p>
          </table:table-cell>
          <table:table-cell office:value-type="float" office:value="0.65" calcext:value-type="float">
            <text:p>0,65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1045640" calcext:value-type="float">
            <text:p>1045640</text:p>
          </table:table-cell>
          <table:table-cell office:value-type="float" office:value="0.85" calcext:value-type="float">
            <text:p>0,85</text:p>
          </table:table-cell>
          <table:table-cell office:value-type="float" office:value="228215" calcext:value-type="float">
            <text:p>228215</text:p>
          </table:table-cell>
          <table:table-cell office:value-type="float" office:value="0.77" calcext:value-type="float">
            <text:p>0,77</text:p>
          </table:table-cell>
          <table:table-cell office:value-type="float" office:value="250953" calcext:value-type="float">
            <text:p>250953</text:p>
          </table:table-cell>
          <table:table-cell office:value-type="float" office:value="0.66" calcext:value-type="float">
            <text:p>0,66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257982" calcext:value-type="float">
            <text:p>1257982</text:p>
          </table:table-cell>
          <table:table-cell office:value-type="float" office:value="0.86" calcext:value-type="float">
            <text:p>0,86</text:p>
          </table:table-cell>
          <table:table-cell office:value-type="float" office:value="315547" calcext:value-type="float">
            <text:p>315547</text:p>
          </table:table-cell>
          <table:table-cell office:value-type="float" office:value="0.78" calcext:value-type="float">
            <text:p>0,78</text:p>
          </table:table-cell>
          <table:table-cell office:value-type="float" office:value="312986" calcext:value-type="float">
            <text:p>312986</text:p>
          </table:table-cell>
          <table:table-cell office:value-type="float" office:value="0.67" calcext:value-type="float">
            <text:p>0,67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1382128" calcext:value-type="float">
            <text:p>1382128</text:p>
          </table:table-cell>
          <table:table-cell office:value-type="float" office:value="0.87" calcext:value-type="float">
            <text:p>0,87</text:p>
          </table:table-cell>
          <table:table-cell office:value-type="float" office:value="414684" calcext:value-type="float">
            <text:p>414684</text:p>
          </table:table-cell>
          <table:table-cell office:value-type="float" office:value="0.79" calcext:value-type="float">
            <text:p>0,79</text:p>
          </table:table-cell>
          <table:table-cell office:value-type="float" office:value="371054" calcext:value-type="float">
            <text:p>371054</text:p>
          </table:table-cell>
          <table:table-cell office:value-type="float" office:value="0.68" calcext:value-type="float">
            <text:p>0,68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1351801" calcext:value-type="float">
            <text:p>1351801</text:p>
          </table:table-cell>
          <table:table-cell office:value-type="float" office:value="0.88" calcext:value-type="float">
            <text:p>0,88</text:p>
          </table:table-cell>
          <table:table-cell office:value-type="float" office:value="530426" calcext:value-type="float">
            <text:p>530426</text:p>
          </table:table-cell>
          <table:table-cell office:value-type="float" office:value="0.8" calcext:value-type="float">
            <text:p>0,8</text:p>
          </table:table-cell>
          <table:table-cell office:value-type="float" office:value="440364" calcext:value-type="float">
            <text:p>440364</text:p>
          </table:table-cell>
          <table:table-cell office:value-type="float" office:value="0.69" calcext:value-type="float">
            <text:p>0,69</text:p>
          </table:table-cell>
          <table:table-cell office:value-type="float" office:value="4289" calcext:value-type="float">
            <text:p>4289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1217593" calcext:value-type="float">
            <text:p>1217593</text:p>
          </table:table-cell>
          <table:table-cell office:value-type="float" office:value="0.89" calcext:value-type="float">
            <text:p>0,89</text:p>
          </table:table-cell>
          <table:table-cell office:value-type="float" office:value="628961" calcext:value-type="float">
            <text:p>628961</text:p>
          </table:table-cell>
          <table:table-cell office:value-type="float" office:value="0.81" calcext:value-type="float">
            <text:p>0,81</text:p>
          </table:table-cell>
          <table:table-cell office:value-type="float" office:value="491998" calcext:value-type="float">
            <text:p>491998</text:p>
          </table:table-cell>
          <table:table-cell office:value-type="float" office:value="0.7" calcext:value-type="float">
            <text:p>0,7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552773" calcext:value-type="float">
            <text:p>552773</text:p>
          </table:table-cell>
          <table:table-cell office:value-type="float" office:value="0.9" calcext:value-type="float">
            <text:p>0,9</text:p>
          </table:table-cell>
          <table:table-cell office:value-type="float" office:value="751294" calcext:value-type="float">
            <text:p>751294</text:p>
          </table:table-cell>
          <table:table-cell office:value-type="float" office:value="0.82" calcext:value-type="float">
            <text:p>0,82</text:p>
          </table:table-cell>
          <table:table-cell office:value-type="float" office:value="539439" calcext:value-type="float">
            <text:p>539439</text:p>
          </table:table-cell>
          <table:table-cell office:value-type="float" office:value="0.71" calcext:value-type="float">
            <text:p>0,71</text:p>
          </table:table-cell>
          <table:table-cell office:value-type="float" office:value="8264" calcext:value-type="float">
            <text:p>8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6841" calcext:value-type="float">
            <text:p>626841</text:p>
          </table:table-cell>
          <table:table-cell office:value-type="float" office:value="0.91" calcext:value-type="float">
            <text:p>0,91</text:p>
          </table:table-cell>
          <table:table-cell office:value-type="float" office:value="817603" calcext:value-type="float">
            <text:p>817603</text:p>
          </table:table-cell>
          <table:table-cell office:value-type="float" office:value="0.83" calcext:value-type="float">
            <text:p>0,83</text:p>
          </table:table-cell>
          <table:table-cell office:value-type="float" office:value="572946" calcext:value-type="float">
            <text:p>572946</text:p>
          </table:table-cell>
          <table:table-cell office:value-type="float" office:value="0.72" calcext:value-type="float">
            <text:p>0,72</text:p>
          </table:table-cell>
          <table:table-cell office:value-type="float" office:value="11343" calcext:value-type="float">
            <text:p>11343</text:p>
          </table:table-cell>
        </table:table-row>
        <table:table-row table:style-name="ro1">
          <table:table-cell table:number-columns-repeated="2"/>
          <table:table-cell office:value-type="float" office:value="0.92" calcext:value-type="float">
            <text:p>0,92</text:p>
          </table:table-cell>
          <table:table-cell office:value-type="float" office:value="880895" calcext:value-type="float">
            <text:p>880895</text:p>
          </table:table-cell>
          <table:table-cell office:value-type="float" office:value="0.84" calcext:value-type="float">
            <text:p>0,84</text:p>
          </table:table-cell>
          <table:table-cell office:value-type="float" office:value="598454" calcext:value-type="float">
            <text:p>598454</text:p>
          </table:table-cell>
          <table:table-cell office:value-type="float" office:value="0.73" calcext:value-type="float">
            <text:p>0,73</text:p>
          </table:table-cell>
          <table:table-cell office:value-type="float" office:value="15703" calcext:value-type="float">
            <text:p>15703</text:p>
          </table:table-cell>
        </table:table-row>
        <table:table-row table:style-name="ro1">
          <table:table-cell table:number-columns-repeated="2"/>
          <table:table-cell office:value-type="float" office:value="0.93" calcext:value-type="float">
            <text:p>0,93</text:p>
          </table:table-cell>
          <table:table-cell office:value-type="float" office:value="892749" calcext:value-type="float">
            <text:p>892749</text:p>
          </table:table-cell>
          <table:table-cell office:value-type="float" office:value="0.85" calcext:value-type="float">
            <text:p>0,85</text:p>
          </table:table-cell>
          <table:table-cell office:value-type="float" office:value="608062" calcext:value-type="float">
            <text:p>608062</text:p>
          </table:table-cell>
          <table:table-cell office:value-type="float" office:value="0.74" calcext:value-type="float">
            <text:p>0,74</text:p>
          </table:table-cell>
          <table:table-cell office:value-type="float" office:value="22265" calcext:value-type="float">
            <text:p>22265</text:p>
          </table:table-cell>
        </table:table-row>
        <table:table-row table:style-name="ro1">
          <table:table-cell table:number-columns-repeated="2"/>
          <table:table-cell office:value-type="float" office:value="0.94" calcext:value-type="float">
            <text:p>0,94</text:p>
          </table:table-cell>
          <table:table-cell office:value-type="float" office:value="867793" calcext:value-type="float">
            <text:p>867793</text:p>
          </table:table-cell>
          <table:table-cell office:value-type="float" office:value="0.86" calcext:value-type="float">
            <text:p>0,86</text:p>
          </table:table-cell>
          <table:table-cell office:value-type="float" office:value="600704" calcext:value-type="float">
            <text:p>600704</text:p>
          </table:table-cell>
          <table:table-cell office:value-type="float" office:value="0.75" calcext:value-type="float">
            <text:p>0,75</text:p>
          </table:table-cell>
          <table:table-cell office:value-type="float" office:value="30748" calcext:value-type="float">
            <text:p>30748</text:p>
          </table:table-cell>
        </table:table-row>
        <table:table-row table:style-name="ro1">
          <table:table-cell table:number-columns-repeated="2"/>
          <table:table-cell office:value-type="float" office:value="0.95" calcext:value-type="float">
            <text:p>0,95</text:p>
          </table:table-cell>
          <table:table-cell office:value-type="float" office:value="816953" calcext:value-type="float">
            <text:p>816953</text:p>
          </table:table-cell>
          <table:table-cell office:value-type="float" office:value="0.87" calcext:value-type="float">
            <text:p>0,87</text:p>
          </table:table-cell>
          <table:table-cell office:value-type="float" office:value="581962" calcext:value-type="float">
            <text:p>581962</text:p>
          </table:table-cell>
          <table:table-cell office:value-type="float" office:value="0.76" calcext:value-type="float">
            <text:p>0,76</text:p>
          </table:table-cell>
          <table:table-cell office:value-type="float" office:value="42915" calcext:value-type="float">
            <text:p>42915</text:p>
          </table:table-cell>
        </table:table-row>
        <table:table-row table:style-name="ro1">
          <table:table-cell table:number-columns-repeated="2"/>
          <table:table-cell office:value-type="float" office:value="0.96" calcext:value-type="float">
            <text:p>0,96</text:p>
          </table:table-cell>
          <table:table-cell office:value-type="float" office:value="738795" calcext:value-type="float">
            <text:p>738795</text:p>
          </table:table-cell>
          <table:table-cell office:value-type="float" office:value="0.88" calcext:value-type="float">
            <text:p>0,88</text:p>
          </table:table-cell>
          <table:table-cell office:value-type="float" office:value="555058" calcext:value-type="float">
            <text:p>555058</text:p>
          </table:table-cell>
          <table:table-cell office:value-type="float" office:value="0.77" calcext:value-type="float">
            <text:p>0,77</text:p>
          </table:table-cell>
          <table:table-cell office:value-type="float" office:value="58216" calcext:value-type="float">
            <text:p>58216</text:p>
          </table:table-cell>
        </table:table-row>
        <table:table-row table:style-name="ro1">
          <table:table-cell table:number-columns-repeated="2"/>
          <table:table-cell office:value-type="float" office:value="0.97" calcext:value-type="float">
            <text:p>0,97</text:p>
          </table:table-cell>
          <table:table-cell office:value-type="float" office:value="629502" calcext:value-type="float">
            <text:p>629502</text:p>
          </table:table-cell>
          <table:table-cell office:value-type="float" office:value="0.89" calcext:value-type="float">
            <text:p>0,89</text:p>
          </table:table-cell>
          <table:table-cell office:value-type="float" office:value="510111" calcext:value-type="float">
            <text:p>510111</text:p>
          </table:table-cell>
          <table:table-cell office:value-type="float" office:value="0.78" calcext:value-type="float">
            <text:p>0,78</text:p>
          </table:table-cell>
          <table:table-cell office:value-type="float" office:value="79564" calcext:value-type="float">
            <text:p>79564</text:p>
          </table:table-cell>
        </table:table-row>
        <table:table-row table:style-name="ro1">
          <table:table-cell table:number-columns-repeated="2"/>
          <table:table-cell office:value-type="float" office:value="0.98" calcext:value-type="float">
            <text:p>0,98</text:p>
          </table:table-cell>
          <table:table-cell office:value-type="float" office:value="536602" calcext:value-type="float">
            <text:p>536602</text:p>
          </table:table-cell>
          <table:table-cell office:value-type="float" office:value="0.9" calcext:value-type="float">
            <text:p>0,9</text:p>
          </table:table-cell>
          <table:table-cell office:value-type="float" office:value="471098" calcext:value-type="float">
            <text:p>471098</text:p>
          </table:table-cell>
          <table:table-cell office:value-type="float" office:value="0.79" calcext:value-type="float">
            <text:p>0,79</text:p>
          </table:table-cell>
          <table:table-cell office:value-type="float" office:value="105900" calcext:value-type="float">
            <text:p>105900</text:p>
          </table:table-cell>
        </table:table-row>
        <table:table-row table:style-name="ro1">
          <table:table-cell table:number-columns-repeated="2"/>
          <table:table-cell office:value-type="float" office:value="0.99" calcext:value-type="float">
            <text:p>0,99</text:p>
          </table:table-cell>
          <table:table-cell office:value-type="float" office:value="291130" calcext:value-type="float">
            <text:p>291130</text:p>
          </table:table-cell>
          <table:table-cell office:value-type="float" office:value="0.91" calcext:value-type="float">
            <text:p>0,91</text:p>
          </table:table-cell>
          <table:table-cell office:value-type="float" office:value="414962" calcext:value-type="float">
            <text:p>414962</text:p>
          </table:table-cell>
          <table:table-cell office:value-type="float" office:value="0.8" calcext:value-type="float">
            <text:p>0,8</text:p>
          </table:table-cell>
          <table:table-cell office:value-type="float" office:value="137802" calcext:value-type="float">
            <text:p>13780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653" calcext:value-type="float">
            <text:p>217653</text:p>
          </table:table-cell>
          <table:table-cell office:value-type="float" office:value="0.92" calcext:value-type="float">
            <text:p>0,92</text:p>
          </table:table-cell>
          <table:table-cell office:value-type="float" office:value="368095" calcext:value-type="float">
            <text:p>368095</text:p>
          </table:table-cell>
          <table:table-cell office:value-type="float" office:value="0.81" calcext:value-type="float">
            <text:p>0,81</text:p>
          </table:table-cell>
          <table:table-cell office:value-type="float" office:value="179466" calcext:value-type="float">
            <text:p>179466</text:p>
          </table:table-cell>
        </table:table-row>
        <table:table-row table:style-name="ro1">
          <table:table-cell table:number-columns-repeated="4"/>
          <table:table-cell office:value-type="float" office:value="0.93" calcext:value-type="float">
            <text:p>0,93</text:p>
          </table:table-cell>
          <table:table-cell office:value-type="float" office:value="322128" calcext:value-type="float">
            <text:p>322128</text:p>
          </table:table-cell>
          <table:table-cell office:value-type="float" office:value="0.82" calcext:value-type="float">
            <text:p>0,82</text:p>
          </table:table-cell>
          <table:table-cell office:value-type="float" office:value="225909" calcext:value-type="float">
            <text:p>225909</text:p>
          </table:table-cell>
        </table:table-row>
        <table:table-row table:style-name="ro1">
          <table:table-cell table:number-columns-repeated="4"/>
          <table:table-cell office:value-type="float" office:value="0.94" calcext:value-type="float">
            <text:p>0,94</text:p>
          </table:table-cell>
          <table:table-cell office:value-type="float" office:value="283005" calcext:value-type="float">
            <text:p>283005</text:p>
          </table:table-cell>
          <table:table-cell office:value-type="float" office:value="0.83" calcext:value-type="float">
            <text:p>0,83</text:p>
          </table:table-cell>
          <table:table-cell office:value-type="float" office:value="280958" calcext:value-type="float">
            <text:p>280958</text:p>
          </table:table-cell>
        </table:table-row>
        <table:table-row table:style-name="ro1">
          <table:table-cell table:number-columns-repeated="4"/>
          <table:table-cell office:value-type="float" office:value="0.95" calcext:value-type="float">
            <text:p>0,95</text:p>
          </table:table-cell>
          <table:table-cell office:value-type="float" office:value="255242" calcext:value-type="float">
            <text:p>255242</text:p>
          </table:table-cell>
          <table:table-cell office:value-type="float" office:value="0.84" calcext:value-type="float">
            <text:p>0,84</text:p>
          </table:table-cell>
          <table:table-cell office:value-type="float" office:value="340199" calcext:value-type="float">
            <text:p>340199</text:p>
          </table:table-cell>
        </table:table-row>
        <table:table-row table:style-name="ro1">
          <table:table-cell table:number-columns-repeated="4"/>
          <table:table-cell office:value-type="float" office:value="0.96" calcext:value-type="float">
            <text:p>0,96</text:p>
          </table:table-cell>
          <table:table-cell office:value-type="float" office:value="240206" calcext:value-type="float">
            <text:p>240206</text:p>
          </table:table-cell>
          <table:table-cell office:value-type="float" office:value="0.85" calcext:value-type="float">
            <text:p>0,85</text:p>
          </table:table-cell>
          <table:table-cell office:value-type="float" office:value="404876" calcext:value-type="float">
            <text:p>404876</text:p>
          </table:table-cell>
        </table:table-row>
        <table:table-row table:style-name="ro1">
          <table:table-cell table:number-columns-repeated="4"/>
          <table:table-cell office:value-type="float" office:value="0.97" calcext:value-type="float">
            <text:p>0,97</text:p>
          </table:table-cell>
          <table:table-cell office:value-type="float" office:value="230366" calcext:value-type="float">
            <text:p>230366</text:p>
          </table:table-cell>
          <table:table-cell office:value-type="float" office:value="0.86" calcext:value-type="float">
            <text:p>0,86</text:p>
          </table:table-cell>
          <table:table-cell office:value-type="float" office:value="468915" calcext:value-type="float">
            <text:p>468915</text:p>
          </table:table-cell>
        </table:table-row>
        <table:table-row table:style-name="ro1">
          <table:table-cell table:number-columns-repeated="4"/>
          <table:table-cell office:value-type="float" office:value="0.98" calcext:value-type="float">
            <text:p>0,98</text:p>
          </table:table-cell>
          <table:table-cell office:value-type="float" office:value="224988" calcext:value-type="float">
            <text:p>224988</text:p>
          </table:table-cell>
          <table:table-cell office:value-type="float" office:value="0.87" calcext:value-type="float">
            <text:p>0,87</text:p>
          </table:table-cell>
          <table:table-cell office:value-type="float" office:value="531163" calcext:value-type="float">
            <text:p>531163</text:p>
          </table:table-cell>
        </table:table-row>
        <table:table-row table:style-name="ro1">
          <table:table-cell table:number-columns-repeated="4"/>
          <table:table-cell office:value-type="float" office:value="0.99" calcext:value-type="float">
            <text:p>0,99</text:p>
          </table:table-cell>
          <table:table-cell office:value-type="float" office:value="143717" calcext:value-type="float">
            <text:p>143717</text:p>
          </table:table-cell>
          <table:table-cell office:value-type="float" office:value="0.88" calcext:value-type="float">
            <text:p>0,88</text:p>
          </table:table-cell>
          <table:table-cell office:value-type="float" office:value="585531" calcext:value-type="float">
            <text:p>58553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6259" calcext:value-type="float">
            <text:p>16259</text:p>
          </table:table-cell>
          <table:table-cell office:value-type="float" office:value="0.89" calcext:value-type="float">
            <text:p>0,89</text:p>
          </table:table-cell>
          <table:table-cell office:value-type="float" office:value="631309" calcext:value-type="float">
            <text:p>631309</text:p>
          </table:table-cell>
        </table:table-row>
        <table:table-row table:style-name="ro1">
          <table:table-cell table:number-columns-repeated="6"/>
          <table:table-cell office:value-type="float" office:value="0.9" calcext:value-type="float">
            <text:p>0,9</text:p>
          </table:table-cell>
          <table:table-cell office:value-type="float" office:value="660287" calcext:value-type="float">
            <text:p>660287</text:p>
          </table:table-cell>
        </table:table-row>
        <table:table-row table:style-name="ro1">
          <table:table-cell table:number-columns-repeated="6"/>
          <table:table-cell office:value-type="float" office:value="0.91" calcext:value-type="float">
            <text:p>0,91</text:p>
          </table:table-cell>
          <table:table-cell office:value-type="float" office:value="678881" calcext:value-type="float">
            <text:p>678881</text:p>
          </table:table-cell>
        </table:table-row>
        <table:table-row table:style-name="ro1">
          <table:table-cell table:number-columns-repeated="6"/>
          <table:table-cell office:value-type="float" office:value="0.92" calcext:value-type="float">
            <text:p>0,92</text:p>
          </table:table-cell>
          <table:table-cell office:value-type="float" office:value="673112" calcext:value-type="float">
            <text:p>673112</text:p>
          </table:table-cell>
        </table:table-row>
        <table:table-row table:style-name="ro1">
          <table:table-cell table:number-columns-repeated="6"/>
          <table:table-cell office:value-type="float" office:value="0.93" calcext:value-type="float">
            <text:p>0,93</text:p>
          </table:table-cell>
          <table:table-cell office:value-type="float" office:value="654654" calcext:value-type="float">
            <text:p>654654</text:p>
          </table:table-cell>
        </table:table-row>
        <table:table-row table:style-name="ro1">
          <table:table-cell table:number-columns-repeated="6"/>
          <table:table-cell office:value-type="float" office:value="0.94" calcext:value-type="float">
            <text:p>0,94</text:p>
          </table:table-cell>
          <table:table-cell office:value-type="float" office:value="619872" calcext:value-type="float">
            <text:p>619872</text:p>
          </table:table-cell>
        </table:table-row>
        <table:table-row table:style-name="ro1">
          <table:table-cell table:number-columns-repeated="6"/>
          <table:table-cell office:value-type="float" office:value="0.95" calcext:value-type="float">
            <text:p>0,95</text:p>
          </table:table-cell>
          <table:table-cell office:value-type="float" office:value="570107" calcext:value-type="float">
            <text:p>570107</text:p>
          </table:table-cell>
        </table:table-row>
        <table:table-row table:style-name="ro1">
          <table:table-cell table:number-columns-repeated="6"/>
          <table:table-cell office:value-type="float" office:value="0.96" calcext:value-type="float">
            <text:p>0,96</text:p>
          </table:table-cell>
          <table:table-cell office:value-type="float" office:value="505378" calcext:value-type="float">
            <text:p>505378</text:p>
          </table:table-cell>
        </table:table-row>
        <table:table-row table:style-name="ro1">
          <table:table-cell table:number-columns-repeated="6"/>
          <table:table-cell office:value-type="float" office:value="0.97" calcext:value-type="float">
            <text:p>0,97</text:p>
          </table:table-cell>
          <table:table-cell office:value-type="float" office:value="431220" calcext:value-type="float">
            <text:p>431220</text:p>
          </table:table-cell>
        </table:table-row>
        <table:table-row table:style-name="ro1">
          <table:table-cell table:number-columns-repeated="6"/>
          <table:table-cell office:value-type="float" office:value="0.98" calcext:value-type="float">
            <text:p>0,98</text:p>
          </table:table-cell>
          <table:table-cell office:value-type="float" office:value="252890" calcext:value-type="float">
            <text:p>252890</text:p>
          </table:table-cell>
        </table:table-row>
        <table:table-row table:style-name="ro1">
          <table:table-cell table:number-columns-repeated="6"/>
          <table:table-cell office:value-type="float" office:value="0.99" calcext:value-type="float">
            <text:p>0,99</text:p>
          </table:table-cell>
          <table:table-cell office:value-type="float" office:value="10222" calcext:value-type="float">
            <text:p>10222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59852" calcext:value-type="float">
            <text:p>759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0-00-0000</text:date>, <text:time style:data-style-name="N2" text:time-value="09:50:09.5512297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7:03:30.174111764</meta:creation-date>
    <dc:date>2019-04-22T13:48:42.079802782</dc:date>
    <meta:editing-duration>PT1H17M25S</meta:editing-duration>
    <meta:editing-cycles>9</meta:editing-cycles>
    <meta:generator>LibreOffice/5.1.6.2$Linux_X86_64 LibreOffice_project/10m0$Build-2</meta:generator>
    <meta:document-statistic meta:table-count="4" meta:cell-count="1763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01cm" svg:height="12.001cm" xlink:href=".." xlink:type="simple" chart:class="chart:scatter" chart:style-name="ch1">
        <chart:title svg:x="7.636cm" svg:y="0.376cm" chart:style-name="ch2">
          <text:p>Distribucion de Distancia (Lineal)</text:p>
        </chart:title>
        <chart:subtitle svg:x="9.329cm" svg:y="1.395cm" chart:style-name="ch3">
          <text:p>MapDistance, Sku</text:p>
        </chart:subtitle>
        <chart:plot-area chart:style-name="ch4" table:cell-range-address="'Test Direct'.B1:'Test Direct'.C101" svg:x="0.44cm" svg:y="2.318cm" svg:width="21.121cm" svg:height="9.443cm">
          <chartooo:coordinate-region svg:x="1.802cm" svg:y="2.517cm" svg:width="19.665cm" svg:height="8.5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est Direct'.C1:'Test Direct'.C101" chart:class="chart:scatter">
            <chart:domain table:cell-range-address="'Test Direct'.B1:'Test Direct'.B101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st Direct'.B1:'Test Direct'.B101</svg:desc>
                </draw:g>
              </table:table-cell>
              <table:table-cell office:value-type="float" office:value="1029">
                <text:p>1029</text:p>
                <draw:g>
                  <svg:desc>'Test Direct'.C1:'Test Direct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4254">
                <text:p>42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7141">
                <text:p>71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7174">
                <text:p>71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7893">
                <text:p>78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11655">
                <text:p>116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13041">
                <text:p>130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13574">
                <text:p>135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17502">
                <text:p>175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19998">
                <text:p>19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26033">
                <text:p>260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31424">
                <text:p>31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43029">
                <text:p>430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61933">
                <text:p>619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112845">
                <text:p>1128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828845">
                <text:p>828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6.673cm" svg:y="0.376cm" chart:style-name="ch2">
          <text:p>Type 1 (Log)</text:p>
        </chart:title>
        <chart:subtitle svg:x="7.52cm" svg:y="1.395cm" chart:style-name="ch3">
          <text:p>SKU</text:p>
        </chart:subtitle>
        <chart:plot-area chart:style-name="ch4" table:cell-range-address="'Sampling 50M'.A1:'Sampling 50M'.B98" svg:x="0.32cm" svg:y="2.318cm" svg:width="15.361cm" svg:height="9.443cm">
          <chartooo:coordinate-region svg:x="1.127cm" svg:y="2.517cm" svg:width="13.534cm" svg:height="8.5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ampling 50M'.B1:'Sampling 50M'.B98" chart:class="chart:scatter">
            <chart:domain table:cell-range-address="'Sampling 50M'.A1:'Sampling 50M'.A98"/>
            <chart:data-point chart:repeated="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ampling 50M'.A1:'Sampling 50M'.A98</svg:desc>
                </draw:g>
              </table:table-cell>
              <table:table-cell office:value-type="float" office:value="1">
                <text:p>1</text:p>
                <draw:g>
                  <svg:desc>'Sampling 50M'.B1:'Sampling 50M'.B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">
                <text:p>0.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">
                <text:p>0.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">
                <text:p>0.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">
                <text:p>0.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">
                <text:p>0.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">
                <text:p>0.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">
                <text:p>0.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">
                <text:p>0.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8">
                <text:p>0.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9">
                <text:p>0.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">
                <text:p>0.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">
                <text:p>0.2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">
                <text:p>0.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">
                <text:p>0.2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">
                <text:p>0.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">
                <text:p>0.2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">
                <text:p>0.2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">
                <text:p>0.2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">
                <text:p>0.2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">
                <text:p>0.2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">
                <text:p>0.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">
                <text:p>0.3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">
                <text:p>0.3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">
                <text:p>0.3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">
                <text:p>0.3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">
                <text:p>0.3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">
                <text:p>0.3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">
                <text:p>0.37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8">
                <text:p>0.3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9">
                <text:p>0.39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">
                <text:p>0.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">
                <text:p>0.41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">
                <text:p>0.42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3">
                <text:p>0.43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4">
                <text:p>0.44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5">
                <text:p>0.45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6">
                <text:p>0.4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7">
                <text:p>0.47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8">
                <text:p>0.48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9">
                <text:p>0.49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1">
                <text:p>0.51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2">
                <text:p>0.52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3">
                <text:p>0.53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4">
                <text:p>0.54</text:p>
              </table:table-cell>
              <table:table-cell office:value-type="float" office:value="5107">
                <text:p>51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">
                <text:p>0.55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6">
                <text:p>0.56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7">
                <text:p>0.57</text:p>
              </table:table-cell>
              <table:table-cell office:value-type="float" office:value="7525">
                <text:p>75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8">
                <text:p>0.58</text:p>
              </table:table-cell>
              <table:table-cell office:value-type="float" office:value="8687">
                <text:p>86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">
                <text:p>0.59</text:p>
              </table:table-cell>
              <table:table-cell office:value-type="float" office:value="9791">
                <text:p>97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">
                <text:p>0.6</text:p>
              </table:table-cell>
              <table:table-cell office:value-type="float" office:value="11192">
                <text:p>11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1">
                <text:p>0.61</text:p>
              </table:table-cell>
              <table:table-cell office:value-type="float" office:value="13055">
                <text:p>13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2">
                <text:p>0.62</text:p>
              </table:table-cell>
              <table:table-cell office:value-type="float" office:value="14765">
                <text:p>147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3">
                <text:p>0.63</text:p>
              </table:table-cell>
              <table:table-cell office:value-type="float" office:value="17145">
                <text:p>171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4">
                <text:p>0.64</text:p>
              </table:table-cell>
              <table:table-cell office:value-type="float" office:value="20040">
                <text:p>200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5">
                <text:p>0.65</text:p>
              </table:table-cell>
              <table:table-cell office:value-type="float" office:value="23032">
                <text:p>23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6">
                <text:p>0.66</text:p>
              </table:table-cell>
              <table:table-cell office:value-type="float" office:value="27018">
                <text:p>27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7">
                <text:p>0.67</text:p>
              </table:table-cell>
              <table:table-cell office:value-type="float" office:value="31692">
                <text:p>31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8">
                <text:p>0.68</text:p>
              </table:table-cell>
              <table:table-cell office:value-type="float" office:value="37111">
                <text:p>371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9">
                <text:p>0.69</text:p>
              </table:table-cell>
              <table:table-cell office:value-type="float" office:value="43629">
                <text:p>436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">
                <text:p>0.7</text:p>
              </table:table-cell>
              <table:table-cell office:value-type="float" office:value="51160">
                <text:p>511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1">
                <text:p>0.71</text:p>
              </table:table-cell>
              <table:table-cell office:value-type="float" office:value="61108">
                <text:p>611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">
                <text:p>0.72</text:p>
              </table:table-cell>
              <table:table-cell office:value-type="float" office:value="71960">
                <text:p>719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3">
                <text:p>0.73</text:p>
              </table:table-cell>
              <table:table-cell office:value-type="float" office:value="85249">
                <text:p>852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">
                <text:p>0.74</text:p>
              </table:table-cell>
              <table:table-cell office:value-type="float" office:value="101937">
                <text:p>1019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5">
                <text:p>0.75</text:p>
              </table:table-cell>
              <table:table-cell office:value-type="float" office:value="120457">
                <text:p>1204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6">
                <text:p>0.76</text:p>
              </table:table-cell>
              <table:table-cell office:value-type="float" office:value="144359">
                <text:p>1443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7">
                <text:p>0.77</text:p>
              </table:table-cell>
              <table:table-cell office:value-type="float" office:value="172152">
                <text:p>1721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8">
                <text:p>0.78</text:p>
              </table:table-cell>
              <table:table-cell office:value-type="float" office:value="206255">
                <text:p>206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9">
                <text:p>0.79</text:p>
              </table:table-cell>
              <table:table-cell office:value-type="float" office:value="248682">
                <text:p>248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">
                <text:p>0.8</text:p>
              </table:table-cell>
              <table:table-cell office:value-type="float" office:value="296579">
                <text:p>2965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1">
                <text:p>0.81</text:p>
              </table:table-cell>
              <table:table-cell office:value-type="float" office:value="358875">
                <text:p>358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2">
                <text:p>0.82</text:p>
              </table:table-cell>
              <table:table-cell office:value-type="float" office:value="430553">
                <text:p>430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3">
                <text:p>0.83</text:p>
              </table:table-cell>
              <table:table-cell office:value-type="float" office:value="515243">
                <text:p>5152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">
                <text:p>0.84</text:p>
              </table:table-cell>
              <table:table-cell office:value-type="float" office:value="619737">
                <text:p>6197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5">
                <text:p>0.85</text:p>
              </table:table-cell>
              <table:table-cell office:value-type="float" office:value="742333">
                <text:p>742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6">
                <text:p>0.86</text:p>
              </table:table-cell>
              <table:table-cell office:value-type="float" office:value="888611">
                <text:p>8886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">
                <text:p>0.87</text:p>
              </table:table-cell>
              <table:table-cell office:value-type="float" office:value="1060661">
                <text:p>10606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8">
                <text:p>0.88</text:p>
              </table:table-cell>
              <table:table-cell office:value-type="float" office:value="1260477">
                <text:p>12604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9">
                <text:p>0.89</text:p>
              </table:table-cell>
              <table:table-cell office:value-type="float" office:value="1493583">
                <text:p>14935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">
                <text:p>0.9</text:p>
              </table:table-cell>
              <table:table-cell office:value-type="float" office:value="1764069">
                <text:p>17640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1">
                <text:p>0.91</text:p>
              </table:table-cell>
              <table:table-cell office:value-type="float" office:value="2072360">
                <text:p>20723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2">
                <text:p>0.92</text:p>
              </table:table-cell>
              <table:table-cell office:value-type="float" office:value="2422755">
                <text:p>24227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">
                <text:p>0.93</text:p>
              </table:table-cell>
              <table:table-cell office:value-type="float" office:value="2817019">
                <text:p>28170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4">
                <text:p>0.94</text:p>
              </table:table-cell>
              <table:table-cell office:value-type="float" office:value="3258322">
                <text:p>32583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">
                <text:p>0.95</text:p>
              </table:table-cell>
              <table:table-cell office:value-type="float" office:value="3728920">
                <text:p>37289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">
                <text:p>0.96</text:p>
              </table:table-cell>
              <table:table-cell office:value-type="float" office:value="4255016">
                <text:p>42550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">
                <text:p>0.97</text:p>
              </table:table-cell>
              <table:table-cell office:value-type="float" office:value="4844082">
                <text:p>48440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">
                <text:p>0.98</text:p>
              </table:table-cell>
              <table:table-cell office:value-type="float" office:value="5536958">
                <text:p>55369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">
                <text:p>0.99</text:p>
              </table:table-cell>
              <table:table-cell office:value-type="float" office:value="6905432">
                <text:p>69054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3142526">
                <text:p>314252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6.673cm" svg:y="0.376cm" chart:style-name="ch2">
          <text:p>Type 2 (Log)</text:p>
        </chart:title>
        <chart:subtitle svg:x="7.361cm" svg:y="1.395cm" chart:style-name="ch3">
          <text:p>Codjer</text:p>
        </chart:subtitle>
        <chart:plot-area chart:style-name="ch4" table:cell-range-address="'Sampling 50M'.D1:'Sampling 50M'.E100" svg:x="0.32cm" svg:y="2.318cm" svg:width="15.361cm" svg:height="9.443cm">
          <chartooo:coordinate-region svg:x="1.127cm" svg:y="2.517cm" svg:width="13.534cm" svg:height="8.5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ampling 50M'.E1:'Sampling 50M'.E100" chart:class="chart:scatter">
            <chart:domain table:cell-range-address="'Sampling 50M'.D1:'Sampling 50M'.D100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ampling 50M'.D1:'Sampling 50M'.D100</svg:desc>
                </draw:g>
              </table:table-cell>
              <table:table-cell office:value-type="float" office:value="5">
                <text:p>5</text:p>
                <draw:g>
                  <svg:desc>'Sampling 50M'.E1:'Sampling 50M'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4667">
                <text:p>4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7782">
                <text:p>77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9076">
                <text:p>90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11689">
                <text:p>11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13784">
                <text:p>137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16007">
                <text:p>16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21533">
                <text:p>215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24980">
                <text:p>249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29396">
                <text:p>293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34608">
                <text:p>346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40778">
                <text:p>407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48285">
                <text:p>482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56880">
                <text:p>568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69102">
                <text:p>691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82276">
                <text:p>822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97814">
                <text:p>978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18097">
                <text:p>1180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43829">
                <text:p>1438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175704">
                <text:p>1757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214499">
                <text:p>214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261516">
                <text:p>2615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322898">
                <text:p>3228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396931">
                <text:p>3969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489589">
                <text:p>489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605220">
                <text:p>6052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753198">
                <text:p>7531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934689">
                <text:p>934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1156416">
                <text:p>11564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1438043">
                <text:p>14380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1783975">
                <text:p>17839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2203555">
                <text:p>22035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2707627">
                <text:p>27076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3304595">
                <text:p>33045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4000193">
                <text:p>40001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4777304">
                <text:p>47773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5615683">
                <text:p>56156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6524216">
                <text:p>6524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7922733">
                <text:p>79227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3495082">
                <text:p>349508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5.8cm" svg:y="0.376cm" chart:style-name="ch2">
          <text:p>Jaccard SKU (Lineal)</text:p>
        </chart:title>
        <chart:plot-area chart:style-name="ch3" table:cell-range-address="'Jaccard 10M'.A1:'Jaccard 10M'.B52" svg:x="0.32cm" svg:y="1.395cm" svg:width="15.361cm" svg:height="10.366cm">
          <chartooo:coordinate-region svg:x="1.682cm" svg:y="1.595cm" svg:width="13.719cm" svg:height="9.5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accard 10M'.B1:'Jaccard 10M'.B52" chart:class="chart:scatter">
            <chart:domain table:cell-range-address="'Jaccard 10M'.A1:'Jaccard 10M'.A52"/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">
                <text:p>0.18</text:p>
                <draw:g>
                  <svg:desc>'Jaccard 10M'.A1:'Jaccard 10M'.A52</svg:desc>
                </draw:g>
              </table:table-cell>
              <table:table-cell office:value-type="float" office:value="1">
                <text:p>1</text:p>
                <draw:g>
                  <svg:desc>'Jaccard 10M'.B1:'Jaccard 10M'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">
                <text:p>0.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">
                <text:p>0.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">
                <text:p>0.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">
                <text:p>0.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">
                <text:p>0.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">
                <text:p>0.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">
                <text:p>0.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">
                <text:p>0.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">
                <text:p>0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">
                <text:p>0.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">
                <text:p>0.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">
                <text:p>0.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8">
                <text:p>0.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">
                <text:p>0.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">
                <text:p>0.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1">
                <text:p>0.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2">
                <text:p>0.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3">
                <text:p>0.7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4">
                <text:p>0.7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5">
                <text:p>0.7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6">
                <text:p>0.7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7">
                <text:p>0.7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">
                <text:p>0.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1">
                <text:p>0.81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">
                <text:p>0.82</text:p>
              </table:table-cell>
              <table:table-cell office:value-type="float" office:value="4954">
                <text:p>49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3">
                <text:p>0.83</text:p>
              </table:table-cell>
              <table:table-cell office:value-type="float" office:value="7795">
                <text:p>7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">
                <text:p>0.84</text:p>
              </table:table-cell>
              <table:table-cell office:value-type="float" office:value="13141">
                <text:p>131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">
                <text:p>0.85</text:p>
              </table:table-cell>
              <table:table-cell office:value-type="float" office:value="22232">
                <text:p>222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">
                <text:p>0.86</text:p>
              </table:table-cell>
              <table:table-cell office:value-type="float" office:value="37440">
                <text:p>374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7">
                <text:p>0.87</text:p>
              </table:table-cell>
              <table:table-cell office:value-type="float" office:value="62732">
                <text:p>627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8">
                <text:p>0.88</text:p>
              </table:table-cell>
              <table:table-cell office:value-type="float" office:value="107465">
                <text:p>1074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9">
                <text:p>0.89</text:p>
              </table:table-cell>
              <table:table-cell office:value-type="float" office:value="171369">
                <text:p>1713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">
                <text:p>0.9</text:p>
              </table:table-cell>
              <table:table-cell office:value-type="float" office:value="281408">
                <text:p>2814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1">
                <text:p>0.91</text:p>
              </table:table-cell>
              <table:table-cell office:value-type="float" office:value="415337">
                <text:p>4153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">
                <text:p>0.92</text:p>
              </table:table-cell>
              <table:table-cell office:value-type="float" office:value="608283">
                <text:p>6082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">
                <text:p>0.93</text:p>
              </table:table-cell>
              <table:table-cell office:value-type="float" office:value="824115">
                <text:p>824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">
                <text:p>0.94</text:p>
              </table:table-cell>
              <table:table-cell office:value-type="float" office:value="1045640">
                <text:p>10456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">
                <text:p>0.95</text:p>
              </table:table-cell>
              <table:table-cell office:value-type="float" office:value="1257982">
                <text:p>12579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6">
                <text:p>0.96</text:p>
              </table:table-cell>
              <table:table-cell office:value-type="float" office:value="1382128">
                <text:p>1382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">
                <text:p>0.97</text:p>
              </table:table-cell>
              <table:table-cell office:value-type="float" office:value="1351801">
                <text:p>13518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217593">
                <text:p>1217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">
                <text:p>0.99</text:p>
              </table:table-cell>
              <table:table-cell office:value-type="float" office:value="552773">
                <text:p>552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626841">
                <text:p>62684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5.337cm" svg:y="0.376cm" chart:style-name="ch2">
          <text:p>Jaccard CODJER (Lineal)</text:p>
        </chart:title>
        <chart:plot-area chart:style-name="ch3" table:cell-range-address="'Jaccard 10M'.C1:'Jaccard 10M'.D61" svg:x="0.32cm" svg:y="1.395cm" svg:width="15.361cm" svg:height="10.366cm">
          <chartooo:coordinate-region svg:x="1.682cm" svg:y="1.595cm" svg:width="13.72cm" svg:height="9.5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accard 10M'.D1:'Jaccard 10M'.D61" chart:class="chart:scatter">
            <chart:domain table:cell-range-address="'Jaccard 10M'.C1:'Jaccard 10M'.C61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Jaccard 10M'.C1:'Jaccard 10M'.C61</svg:desc>
                </draw:g>
              </table:table-cell>
              <table:table-cell office:value-type="float" office:value="1">
                <text:p>1</text:p>
                <draw:g>
                  <svg:desc>'Jaccard 10M'.D1:'Jaccard 10M'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">
                <text:p>0.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">
                <text:p>0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">
                <text:p>0.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">
                <text:p>0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4">
                <text:p>0.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">
                <text:p>0.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">
                <text:p>0.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">
                <text:p>0.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">
                <text:p>0.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1">
                <text:p>0.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">
                <text:p>0.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3">
                <text:p>0.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">
                <text:p>0.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">
                <text:p>0.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">
                <text:p>0.6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">
                <text:p>0.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">
                <text:p>0.6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">
                <text:p>0.6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">
                <text:p>0.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1">
                <text:p>0.7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2">
                <text:p>0.72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3">
                <text:p>0.73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4">
                <text:p>0.74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">
                <text:p>0.75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6">
                <text:p>0.76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6187">
                <text:p>6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">
                <text:p>0.78</text:p>
              </table:table-cell>
              <table:table-cell office:value-type="float" office:value="10264">
                <text:p>102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9">
                <text:p>0.79</text:p>
              </table:table-cell>
              <table:table-cell office:value-type="float" office:value="15800">
                <text:p>158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6726">
                <text:p>267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1">
                <text:p>0.81</text:p>
              </table:table-cell>
              <table:table-cell office:value-type="float" office:value="41715">
                <text:p>417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67416">
                <text:p>674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3">
                <text:p>0.83</text:p>
              </table:table-cell>
              <table:table-cell office:value-type="float" office:value="104848">
                <text:p>104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4">
                <text:p>0.84</text:p>
              </table:table-cell>
              <table:table-cell office:value-type="float" office:value="156737">
                <text:p>156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5">
                <text:p>0.85</text:p>
              </table:table-cell>
              <table:table-cell office:value-type="float" office:value="228215">
                <text:p>228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6">
                <text:p>0.86</text:p>
              </table:table-cell>
              <table:table-cell office:value-type="float" office:value="315547">
                <text:p>3155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">
                <text:p>0.87</text:p>
              </table:table-cell>
              <table:table-cell office:value-type="float" office:value="414684">
                <text:p>4146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">
                <text:p>0.88</text:p>
              </table:table-cell>
              <table:table-cell office:value-type="float" office:value="530426">
                <text:p>5304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9">
                <text:p>0.89</text:p>
              </table:table-cell>
              <table:table-cell office:value-type="float" office:value="628961">
                <text:p>6289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">
                <text:p>0.9</text:p>
              </table:table-cell>
              <table:table-cell office:value-type="float" office:value="751294">
                <text:p>7512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1">
                <text:p>0.91</text:p>
              </table:table-cell>
              <table:table-cell office:value-type="float" office:value="817603">
                <text:p>8176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2">
                <text:p>0.92</text:p>
              </table:table-cell>
              <table:table-cell office:value-type="float" office:value="880895">
                <text:p>8808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">
                <text:p>0.93</text:p>
              </table:table-cell>
              <table:table-cell office:value-type="float" office:value="892749">
                <text:p>8927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4">
                <text:p>0.94</text:p>
              </table:table-cell>
              <table:table-cell office:value-type="float" office:value="867793">
                <text:p>8677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816953">
                <text:p>8169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6">
                <text:p>0.96</text:p>
              </table:table-cell>
              <table:table-cell office:value-type="float" office:value="738795">
                <text:p>7387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">
                <text:p>0.97</text:p>
              </table:table-cell>
              <table:table-cell office:value-type="float" office:value="629502">
                <text:p>6295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">
                <text:p>0.98</text:p>
              </table:table-cell>
              <table:table-cell office:value-type="float" office:value="536602">
                <text:p>536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">
                <text:p>0.99</text:p>
              </table:table-cell>
              <table:table-cell office:value-type="float" office:value="291130">
                <text:p>2911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17653">
                <text:p>21765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6.025cm" svg:y="0.376cm" chart:style-name="ch2">
          <text:p>Jaccard SKU (Log)</text:p>
        </chart:title>
        <chart:plot-area chart:style-name="ch3" table:cell-range-address="'Jaccard 10M'.A1:'Jaccard 10M'.B52" svg:x="0.32cm" svg:y="1.395cm" svg:width="15.361cm" svg:height="10.366cm">
          <chartooo:coordinate-region svg:x="1.127cm" svg:y="1.594cm" svg:width="13.534cm" svg:height="9.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accard 10M'.B1:'Jaccard 10M'.B52" chart:class="chart:scatter">
            <chart:domain table:cell-range-address="'Jaccard 10M'.A1:'Jaccard 10M'.A52"/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">
                <text:p>0.18</text:p>
                <draw:g>
                  <svg:desc>'Jaccard 10M'.A1:'Jaccard 10M'.A52</svg:desc>
                </draw:g>
              </table:table-cell>
              <table:table-cell office:value-type="float" office:value="1">
                <text:p>1</text:p>
                <draw:g>
                  <svg:desc>'Jaccard 10M'.B1:'Jaccard 10M'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">
                <text:p>0.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">
                <text:p>0.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">
                <text:p>0.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">
                <text:p>0.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">
                <text:p>0.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">
                <text:p>0.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">
                <text:p>0.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">
                <text:p>0.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">
                <text:p>0.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">
                <text:p>0.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">
                <text:p>0.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">
                <text:p>0.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8">
                <text:p>0.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">
                <text:p>0.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">
                <text:p>0.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1">
                <text:p>0.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2">
                <text:p>0.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3">
                <text:p>0.7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4">
                <text:p>0.7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5">
                <text:p>0.7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6">
                <text:p>0.7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7">
                <text:p>0.7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9">
                <text:p>0.79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">
                <text:p>0.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1">
                <text:p>0.81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">
                <text:p>0.82</text:p>
              </table:table-cell>
              <table:table-cell office:value-type="float" office:value="4954">
                <text:p>49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3">
                <text:p>0.83</text:p>
              </table:table-cell>
              <table:table-cell office:value-type="float" office:value="7795">
                <text:p>7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">
                <text:p>0.84</text:p>
              </table:table-cell>
              <table:table-cell office:value-type="float" office:value="13141">
                <text:p>131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">
                <text:p>0.85</text:p>
              </table:table-cell>
              <table:table-cell office:value-type="float" office:value="22232">
                <text:p>222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">
                <text:p>0.86</text:p>
              </table:table-cell>
              <table:table-cell office:value-type="float" office:value="37440">
                <text:p>374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7">
                <text:p>0.87</text:p>
              </table:table-cell>
              <table:table-cell office:value-type="float" office:value="62732">
                <text:p>627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8">
                <text:p>0.88</text:p>
              </table:table-cell>
              <table:table-cell office:value-type="float" office:value="107465">
                <text:p>1074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9">
                <text:p>0.89</text:p>
              </table:table-cell>
              <table:table-cell office:value-type="float" office:value="171369">
                <text:p>1713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">
                <text:p>0.9</text:p>
              </table:table-cell>
              <table:table-cell office:value-type="float" office:value="281408">
                <text:p>2814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1">
                <text:p>0.91</text:p>
              </table:table-cell>
              <table:table-cell office:value-type="float" office:value="415337">
                <text:p>4153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">
                <text:p>0.92</text:p>
              </table:table-cell>
              <table:table-cell office:value-type="float" office:value="608283">
                <text:p>6082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">
                <text:p>0.93</text:p>
              </table:table-cell>
              <table:table-cell office:value-type="float" office:value="824115">
                <text:p>824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">
                <text:p>0.94</text:p>
              </table:table-cell>
              <table:table-cell office:value-type="float" office:value="1045640">
                <text:p>10456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">
                <text:p>0.95</text:p>
              </table:table-cell>
              <table:table-cell office:value-type="float" office:value="1257982">
                <text:p>12579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6">
                <text:p>0.96</text:p>
              </table:table-cell>
              <table:table-cell office:value-type="float" office:value="1382128">
                <text:p>1382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">
                <text:p>0.97</text:p>
              </table:table-cell>
              <table:table-cell office:value-type="float" office:value="1351801">
                <text:p>13518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217593">
                <text:p>1217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">
                <text:p>0.99</text:p>
              </table:table-cell>
              <table:table-cell office:value-type="float" office:value="552773">
                <text:p>552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626841">
                <text:p>6268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5.562cm" svg:y="0.376cm" chart:style-name="ch2">
          <text:p>Jaccard CODJER (Log)</text:p>
        </chart:title>
        <chart:plot-area chart:style-name="ch3" table:cell-range-address="'Jaccard 10M'.C1:'Jaccard 10M'.D61" svg:x="0.32cm" svg:y="1.395cm" svg:width="15.361cm" svg:height="10.366cm">
          <chartooo:coordinate-region svg:x="1.127cm" svg:y="1.595cm" svg:width="13.72cm" svg:height="9.5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accard 10M'.D1:'Jaccard 10M'.D61" chart:class="chart:scatter">
            <chart:domain table:cell-range-address="'Jaccard 10M'.C1:'Jaccard 10M'.C61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Jaccard 10M'.C1:'Jaccard 10M'.C61</svg:desc>
                </draw:g>
              </table:table-cell>
              <table:table-cell office:value-type="float" office:value="1">
                <text:p>1</text:p>
                <draw:g>
                  <svg:desc>'Jaccard 10M'.D1:'Jaccard 10M'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">
                <text:p>0.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">
                <text:p>0.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">
                <text:p>0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">
                <text:p>0.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">
                <text:p>0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4">
                <text:p>0.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">
                <text:p>0.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">
                <text:p>0.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">
                <text:p>0.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">
                <text:p>0.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1">
                <text:p>0.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">
                <text:p>0.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3">
                <text:p>0.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">
                <text:p>0.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">
                <text:p>0.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">
                <text:p>0.6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">
                <text:p>0.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8">
                <text:p>0.6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">
                <text:p>0.6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">
                <text:p>0.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1">
                <text:p>0.7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2">
                <text:p>0.72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3">
                <text:p>0.73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4">
                <text:p>0.74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">
                <text:p>0.75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6">
                <text:p>0.76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">
                <text:p>0.77</text:p>
              </table:table-cell>
              <table:table-cell office:value-type="float" office:value="6187">
                <text:p>6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">
                <text:p>0.78</text:p>
              </table:table-cell>
              <table:table-cell office:value-type="float" office:value="10264">
                <text:p>102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9">
                <text:p>0.79</text:p>
              </table:table-cell>
              <table:table-cell office:value-type="float" office:value="15800">
                <text:p>158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6726">
                <text:p>267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1">
                <text:p>0.81</text:p>
              </table:table-cell>
              <table:table-cell office:value-type="float" office:value="41715">
                <text:p>417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">
                <text:p>0.82</text:p>
              </table:table-cell>
              <table:table-cell office:value-type="float" office:value="67416">
                <text:p>674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3">
                <text:p>0.83</text:p>
              </table:table-cell>
              <table:table-cell office:value-type="float" office:value="104848">
                <text:p>104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4">
                <text:p>0.84</text:p>
              </table:table-cell>
              <table:table-cell office:value-type="float" office:value="156737">
                <text:p>156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5">
                <text:p>0.85</text:p>
              </table:table-cell>
              <table:table-cell office:value-type="float" office:value="228215">
                <text:p>228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6">
                <text:p>0.86</text:p>
              </table:table-cell>
              <table:table-cell office:value-type="float" office:value="315547">
                <text:p>3155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">
                <text:p>0.87</text:p>
              </table:table-cell>
              <table:table-cell office:value-type="float" office:value="414684">
                <text:p>4146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">
                <text:p>0.88</text:p>
              </table:table-cell>
              <table:table-cell office:value-type="float" office:value="530426">
                <text:p>5304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9">
                <text:p>0.89</text:p>
              </table:table-cell>
              <table:table-cell office:value-type="float" office:value="628961">
                <text:p>6289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">
                <text:p>0.9</text:p>
              </table:table-cell>
              <table:table-cell office:value-type="float" office:value="751294">
                <text:p>7512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1">
                <text:p>0.91</text:p>
              </table:table-cell>
              <table:table-cell office:value-type="float" office:value="817603">
                <text:p>8176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2">
                <text:p>0.92</text:p>
              </table:table-cell>
              <table:table-cell office:value-type="float" office:value="880895">
                <text:p>8808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">
                <text:p>0.93</text:p>
              </table:table-cell>
              <table:table-cell office:value-type="float" office:value="892749">
                <text:p>8927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4">
                <text:p>0.94</text:p>
              </table:table-cell>
              <table:table-cell office:value-type="float" office:value="867793">
                <text:p>8677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816953">
                <text:p>8169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6">
                <text:p>0.96</text:p>
              </table:table-cell>
              <table:table-cell office:value-type="float" office:value="738795">
                <text:p>7387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">
                <text:p>0.97</text:p>
              </table:table-cell>
              <table:table-cell office:value-type="float" office:value="629502">
                <text:p>6295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">
                <text:p>0.98</text:p>
              </table:table-cell>
              <table:table-cell office:value-type="float" office:value="536602">
                <text:p>536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">
                <text:p>0.99</text:p>
              </table:table-cell>
              <table:table-cell office:value-type="float" office:value="291130">
                <text:p>2911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17653">
                <text:p>21765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5.853cm" svg:y="0.376cm" chart:style-name="ch2">
          <text:p>Jaccard Text (Lineal)</text:p>
        </chart:title>
        <chart:plot-area chart:style-name="ch3" table:cell-range-address="'Jaccard 10M'.E1:'Jaccard 10M'.F69" svg:x="0.32cm" svg:y="1.395cm" svg:width="15.361cm" svg:height="10.366cm">
          <chartooo:coordinate-region svg:x="1.682cm" svg:y="1.594cm" svg:width="13.905cm" svg:height="9.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accard 10M'.F1:'Jaccard 10M'.F69" chart:class="chart:scatter">
            <chart:domain table:cell-range-address="'Jaccard 10M'.E1:'Jaccard 10M'.E69"/>
            <chart:data-point chart:repeated="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Jaccard 10M'.E1:'Jaccard 10M'.E69</svg:desc>
                </draw:g>
              </table:table-cell>
              <table:table-cell office:value-type="float" office:value="1">
                <text:p>1</text:p>
                <draw:g>
                  <svg:desc>'Jaccard 10M'.F1:'Jaccard 10M'.F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">
                <text:p>0.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">
                <text:p>0.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">
                <text:p>0.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">
                <text:p>0.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">
                <text:p>0.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">
                <text:p>0.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">
                <text:p>0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9">
                <text:p>0.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">
                <text:p>0.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2">
                <text:p>0.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">
                <text:p>0.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">
                <text:p>0.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">
                <text:p>0.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">
                <text:p>0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">
                <text:p>0.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8">
                <text:p>0.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">
                <text:p>0.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1">
                <text:p>0.6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">
                <text:p>0.6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">
                <text:p>0.6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">
                <text:p>0.6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6">
                <text:p>0.66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7">
                <text:p>0.67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8">
                <text:p>0.68</text:p>
              </table:table-cell>
              <table:table-cell office:value-type="float" office:value="4631">
                <text:p>46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9">
                <text:p>0.69</text:p>
              </table:table-cell>
              <table:table-cell office:value-type="float" office:value="8274">
                <text:p>8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">
                <text:p>0.7</text:p>
              </table:table-cell>
              <table:table-cell office:value-type="float" office:value="14558">
                <text:p>145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1">
                <text:p>0.71</text:p>
              </table:table-cell>
              <table:table-cell office:value-type="float" office:value="24686">
                <text:p>24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">
                <text:p>0.72</text:p>
              </table:table-cell>
              <table:table-cell office:value-type="float" office:value="41038">
                <text:p>410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3">
                <text:p>0.73</text:p>
              </table:table-cell>
              <table:table-cell office:value-type="float" office:value="64538">
                <text:p>645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4">
                <text:p>0.74</text:p>
              </table:table-cell>
              <table:table-cell office:value-type="float" office:value="96496">
                <text:p>964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5">
                <text:p>0.75</text:p>
              </table:table-cell>
              <table:table-cell office:value-type="float" office:value="141630">
                <text:p>1416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6">
                <text:p>0.76</text:p>
              </table:table-cell>
              <table:table-cell office:value-type="float" office:value="193257">
                <text:p>1932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7">
                <text:p>0.77</text:p>
              </table:table-cell>
              <table:table-cell office:value-type="float" office:value="250953">
                <text:p>2509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8">
                <text:p>0.78</text:p>
              </table:table-cell>
              <table:table-cell office:value-type="float" office:value="312986">
                <text:p>3129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">
                <text:p>0.79</text:p>
              </table:table-cell>
              <table:table-cell office:value-type="float" office:value="371054">
                <text:p>3710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">
                <text:p>0.8</text:p>
              </table:table-cell>
              <table:table-cell office:value-type="float" office:value="440364">
                <text:p>4403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">
                <text:p>0.81</text:p>
              </table:table-cell>
              <table:table-cell office:value-type="float" office:value="491998">
                <text:p>491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">
                <text:p>0.82</text:p>
              </table:table-cell>
              <table:table-cell office:value-type="float" office:value="539439">
                <text:p>539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3">
                <text:p>0.83</text:p>
              </table:table-cell>
              <table:table-cell office:value-type="float" office:value="572946">
                <text:p>5729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">
                <text:p>0.84</text:p>
              </table:table-cell>
              <table:table-cell office:value-type="float" office:value="598454">
                <text:p>5984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5">
                <text:p>0.85</text:p>
              </table:table-cell>
              <table:table-cell office:value-type="float" office:value="608062">
                <text:p>6080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6">
                <text:p>0.86</text:p>
              </table:table-cell>
              <table:table-cell office:value-type="float" office:value="600704">
                <text:p>6007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7">
                <text:p>0.87</text:p>
              </table:table-cell>
              <table:table-cell office:value-type="float" office:value="581962">
                <text:p>5819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8">
                <text:p>0.88</text:p>
              </table:table-cell>
              <table:table-cell office:value-type="float" office:value="555058">
                <text:p>5550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9">
                <text:p>0.89</text:p>
              </table:table-cell>
              <table:table-cell office:value-type="float" office:value="510111">
                <text:p>5101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">
                <text:p>0.9</text:p>
              </table:table-cell>
              <table:table-cell office:value-type="float" office:value="471098">
                <text:p>4710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">
                <text:p>0.91</text:p>
              </table:table-cell>
              <table:table-cell office:value-type="float" office:value="414962">
                <text:p>4149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">
                <text:p>0.92</text:p>
              </table:table-cell>
              <table:table-cell office:value-type="float" office:value="368095">
                <text:p>3680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">
                <text:p>0.93</text:p>
              </table:table-cell>
              <table:table-cell office:value-type="float" office:value="322128">
                <text:p>3221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4">
                <text:p>0.94</text:p>
              </table:table-cell>
              <table:table-cell office:value-type="float" office:value="283005">
                <text:p>283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">
                <text:p>0.95</text:p>
              </table:table-cell>
              <table:table-cell office:value-type="float" office:value="255242">
                <text:p>2552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6">
                <text:p>0.96</text:p>
              </table:table-cell>
              <table:table-cell office:value-type="float" office:value="240206">
                <text:p>2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7">
                <text:p>0.97</text:p>
              </table:table-cell>
              <table:table-cell office:value-type="float" office:value="230366">
                <text:p>2303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8">
                <text:p>0.98</text:p>
              </table:table-cell>
              <table:table-cell office:value-type="float" office:value="224988">
                <text:p>2249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">
                <text:p>0.99</text:p>
              </table:table-cell>
              <table:table-cell office:value-type="float" office:value="143717">
                <text:p>1437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6259">
                <text:p>1625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6.078cm" svg:y="0.376cm" chart:style-name="ch2">
          <text:p>Jaccard Text (Log)</text:p>
        </chart:title>
        <chart:plot-area chart:style-name="ch3" table:cell-range-address="'Jaccard 10M'.E1:'Jaccard 10M'.F69" svg:x="0.32cm" svg:y="1.395cm" svg:width="15.361cm" svg:height="10.366cm">
          <chartooo:coordinate-region svg:x="1.127cm" svg:y="1.595cm" svg:width="13.72cm" svg:height="9.5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accard 10M'.F1:'Jaccard 10M'.F69" chart:class="chart:scatter">
            <chart:domain table:cell-range-address="'Jaccard 10M'.E1:'Jaccard 10M'.E69"/>
            <chart:data-point chart:repeated="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Jaccard 10M'.E1:'Jaccard 10M'.E69</svg:desc>
                </draw:g>
              </table:table-cell>
              <table:table-cell office:value-type="float" office:value="1">
                <text:p>1</text:p>
                <draw:g>
                  <svg:desc>'Jaccard 10M'.F1:'Jaccard 10M'.F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">
                <text:p>0.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">
                <text:p>0.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">
                <text:p>0.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">
                <text:p>0.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">
                <text:p>0.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">
                <text:p>0.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">
                <text:p>0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9">
                <text:p>0.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">
                <text:p>0.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2">
                <text:p>0.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">
                <text:p>0.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">
                <text:p>0.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">
                <text:p>0.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">
                <text:p>0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">
                <text:p>0.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8">
                <text:p>0.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">
                <text:p>0.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">
                <text:p>0.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1">
                <text:p>0.6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">
                <text:p>0.6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">
                <text:p>0.6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">
                <text:p>0.6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6">
                <text:p>0.66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7">
                <text:p>0.67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8">
                <text:p>0.68</text:p>
              </table:table-cell>
              <table:table-cell office:value-type="float" office:value="4631">
                <text:p>46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9">
                <text:p>0.69</text:p>
              </table:table-cell>
              <table:table-cell office:value-type="float" office:value="8274">
                <text:p>8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">
                <text:p>0.7</text:p>
              </table:table-cell>
              <table:table-cell office:value-type="float" office:value="14558">
                <text:p>145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1">
                <text:p>0.71</text:p>
              </table:table-cell>
              <table:table-cell office:value-type="float" office:value="24686">
                <text:p>24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">
                <text:p>0.72</text:p>
              </table:table-cell>
              <table:table-cell office:value-type="float" office:value="41038">
                <text:p>410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3">
                <text:p>0.73</text:p>
              </table:table-cell>
              <table:table-cell office:value-type="float" office:value="64538">
                <text:p>645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4">
                <text:p>0.74</text:p>
              </table:table-cell>
              <table:table-cell office:value-type="float" office:value="96496">
                <text:p>964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5">
                <text:p>0.75</text:p>
              </table:table-cell>
              <table:table-cell office:value-type="float" office:value="141630">
                <text:p>1416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6">
                <text:p>0.76</text:p>
              </table:table-cell>
              <table:table-cell office:value-type="float" office:value="193257">
                <text:p>1932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7">
                <text:p>0.77</text:p>
              </table:table-cell>
              <table:table-cell office:value-type="float" office:value="250953">
                <text:p>2509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8">
                <text:p>0.78</text:p>
              </table:table-cell>
              <table:table-cell office:value-type="float" office:value="312986">
                <text:p>3129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">
                <text:p>0.79</text:p>
              </table:table-cell>
              <table:table-cell office:value-type="float" office:value="371054">
                <text:p>3710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">
                <text:p>0.8</text:p>
              </table:table-cell>
              <table:table-cell office:value-type="float" office:value="440364">
                <text:p>4403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">
                <text:p>0.81</text:p>
              </table:table-cell>
              <table:table-cell office:value-type="float" office:value="491998">
                <text:p>491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">
                <text:p>0.82</text:p>
              </table:table-cell>
              <table:table-cell office:value-type="float" office:value="539439">
                <text:p>539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3">
                <text:p>0.83</text:p>
              </table:table-cell>
              <table:table-cell office:value-type="float" office:value="572946">
                <text:p>5729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">
                <text:p>0.84</text:p>
              </table:table-cell>
              <table:table-cell office:value-type="float" office:value="598454">
                <text:p>5984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5">
                <text:p>0.85</text:p>
              </table:table-cell>
              <table:table-cell office:value-type="float" office:value="608062">
                <text:p>6080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6">
                <text:p>0.86</text:p>
              </table:table-cell>
              <table:table-cell office:value-type="float" office:value="600704">
                <text:p>6007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7">
                <text:p>0.87</text:p>
              </table:table-cell>
              <table:table-cell office:value-type="float" office:value="581962">
                <text:p>5819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8">
                <text:p>0.88</text:p>
              </table:table-cell>
              <table:table-cell office:value-type="float" office:value="555058">
                <text:p>5550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9">
                <text:p>0.89</text:p>
              </table:table-cell>
              <table:table-cell office:value-type="float" office:value="510111">
                <text:p>5101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">
                <text:p>0.9</text:p>
              </table:table-cell>
              <table:table-cell office:value-type="float" office:value="471098">
                <text:p>4710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">
                <text:p>0.91</text:p>
              </table:table-cell>
              <table:table-cell office:value-type="float" office:value="414962">
                <text:p>4149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2">
                <text:p>0.92</text:p>
              </table:table-cell>
              <table:table-cell office:value-type="float" office:value="368095">
                <text:p>3680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">
                <text:p>0.93</text:p>
              </table:table-cell>
              <table:table-cell office:value-type="float" office:value="322128">
                <text:p>3221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4">
                <text:p>0.94</text:p>
              </table:table-cell>
              <table:table-cell office:value-type="float" office:value="283005">
                <text:p>283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">
                <text:p>0.95</text:p>
              </table:table-cell>
              <table:table-cell office:value-type="float" office:value="255242">
                <text:p>2552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6">
                <text:p>0.96</text:p>
              </table:table-cell>
              <table:table-cell office:value-type="float" office:value="240206">
                <text:p>2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7">
                <text:p>0.97</text:p>
              </table:table-cell>
              <table:table-cell office:value-type="float" office:value="230366">
                <text:p>2303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8">
                <text:p>0.98</text:p>
              </table:table-cell>
              <table:table-cell office:value-type="float" office:value="224988">
                <text:p>2249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">
                <text:p>0.99</text:p>
              </table:table-cell>
              <table:table-cell office:value-type="float" office:value="143717">
                <text:p>1437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6259">
                <text:p>1625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5.959cm" svg:y="0.376cm" chart:style-name="ch2">
          <text:p>Cosine Text (Lineal)</text:p>
        </chart:title>
        <chart:plot-area chart:style-name="ch3" table:cell-range-address="'Jaccard 10M'.G1:'Jaccard 10M'.H80" svg:x="0.32cm" svg:y="1.395cm" svg:width="15.361cm" svg:height="10.366cm">
          <chartooo:coordinate-region svg:x="1.682cm" svg:y="1.595cm" svg:width="13.905cm" svg:height="9.5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accard 10M'.H1:'Jaccard 10M'.H80" chart:class="chart:scatter">
            <chart:domain table:cell-range-address="'Jaccard 10M'.G1:'Jaccard 10M'.G80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Jaccard 10M'.G1:'Jaccard 10M'.G80</svg:desc>
                </draw:g>
              </table:table-cell>
              <table:table-cell office:value-type="float" office:value="3">
                <text:p>3</text:p>
                <draw:g>
                  <svg:desc>'Jaccard 10M'.H1:'Jaccard 10M'.H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">
                <text:p>0.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">
                <text:p>0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">
                <text:p>0.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">
                <text:p>0.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">
                <text:p>0.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">
                <text:p>0.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">
                <text:p>0.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3">
                <text:p>0.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4">
                <text:p>0.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">
                <text:p>0.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">
                <text:p>0.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7">
                <text:p>0.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9">
                <text:p>0.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">
                <text:p>0.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">
                <text:p>0.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4">
                <text:p>0.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5">
                <text:p>0.5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6">
                <text:p>0.5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">
                <text:p>0.5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">
                <text:p>0.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">
                <text:p>0.5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">
                <text:p>0.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">
                <text:p>0.6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2">
                <text:p>0.6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3">
                <text:p>0.63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">
                <text:p>0.6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5">
                <text:p>0.65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6">
                <text:p>0.66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8">
                <text:p>0.68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9">
                <text:p>0.69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">
                <text:p>0.7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1">
                <text:p>0.71</text:p>
              </table:table-cell>
              <table:table-cell office:value-type="float" office:value="8264">
                <text:p>82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">
                <text:p>0.72</text:p>
              </table:table-cell>
              <table:table-cell office:value-type="float" office:value="11343">
                <text:p>11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3">
                <text:p>0.73</text:p>
              </table:table-cell>
              <table:table-cell office:value-type="float" office:value="15703">
                <text:p>157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4">
                <text:p>0.74</text:p>
              </table:table-cell>
              <table:table-cell office:value-type="float" office:value="22265">
                <text:p>222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5">
                <text:p>0.75</text:p>
              </table:table-cell>
              <table:table-cell office:value-type="float" office:value="30748">
                <text:p>307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6">
                <text:p>0.76</text:p>
              </table:table-cell>
              <table:table-cell office:value-type="float" office:value="42915">
                <text:p>429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7">
                <text:p>0.77</text:p>
              </table:table-cell>
              <table:table-cell office:value-type="float" office:value="58216">
                <text:p>58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8">
                <text:p>0.78</text:p>
              </table:table-cell>
              <table:table-cell office:value-type="float" office:value="79564">
                <text:p>795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">
                <text:p>0.79</text:p>
              </table:table-cell>
              <table:table-cell office:value-type="float" office:value="105900">
                <text:p>1059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137802">
                <text:p>1378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1">
                <text:p>0.81</text:p>
              </table:table-cell>
              <table:table-cell office:value-type="float" office:value="179466">
                <text:p>1794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2">
                <text:p>0.82</text:p>
              </table:table-cell>
              <table:table-cell office:value-type="float" office:value="225909">
                <text:p>2259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">
                <text:p>0.83</text:p>
              </table:table-cell>
              <table:table-cell office:value-type="float" office:value="280958">
                <text:p>2809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">
                <text:p>0.84</text:p>
              </table:table-cell>
              <table:table-cell office:value-type="float" office:value="340199">
                <text:p>340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5">
                <text:p>0.85</text:p>
              </table:table-cell>
              <table:table-cell office:value-type="float" office:value="404876">
                <text:p>4048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6">
                <text:p>0.86</text:p>
              </table:table-cell>
              <table:table-cell office:value-type="float" office:value="468915">
                <text:p>468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7">
                <text:p>0.87</text:p>
              </table:table-cell>
              <table:table-cell office:value-type="float" office:value="531163">
                <text:p>5311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8">
                <text:p>0.88</text:p>
              </table:table-cell>
              <table:table-cell office:value-type="float" office:value="585531">
                <text:p>5855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9">
                <text:p>0.89</text:p>
              </table:table-cell>
              <table:table-cell office:value-type="float" office:value="631309">
                <text:p>6313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">
                <text:p>0.9</text:p>
              </table:table-cell>
              <table:table-cell office:value-type="float" office:value="660287">
                <text:p>6602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1">
                <text:p>0.91</text:p>
              </table:table-cell>
              <table:table-cell office:value-type="float" office:value="678881">
                <text:p>678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">
                <text:p>0.92</text:p>
              </table:table-cell>
              <table:table-cell office:value-type="float" office:value="673112">
                <text:p>673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">
                <text:p>0.93</text:p>
              </table:table-cell>
              <table:table-cell office:value-type="float" office:value="654654">
                <text:p>6546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4">
                <text:p>0.94</text:p>
              </table:table-cell>
              <table:table-cell office:value-type="float" office:value="619872">
                <text:p>6198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">
                <text:p>0.95</text:p>
              </table:table-cell>
              <table:table-cell office:value-type="float" office:value="570107">
                <text:p>5701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6">
                <text:p>0.96</text:p>
              </table:table-cell>
              <table:table-cell office:value-type="float" office:value="505378">
                <text:p>5053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">
                <text:p>0.97</text:p>
              </table:table-cell>
              <table:table-cell office:value-type="float" office:value="431220">
                <text:p>4312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">
                <text:p>0.98</text:p>
              </table:table-cell>
              <table:table-cell office:value-type="float" office:value="252890">
                <text:p>2528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">
                <text:p>0.99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759852">
                <text:p>75985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6.184cm" svg:y="0.376cm" chart:style-name="ch2">
          <text:p>Cosine Text (Log)</text:p>
        </chart:title>
        <chart:plot-area chart:style-name="ch3" table:cell-range-address="'Jaccard 10M'.G1:'Jaccard 10M'.H80" svg:x="0.32cm" svg:y="1.395cm" svg:width="15.361cm" svg:height="10.366cm">
          <chartooo:coordinate-region svg:x="1.127cm" svg:y="1.595cm" svg:width="13.72cm" svg:height="9.5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accard 10M'.H1:'Jaccard 10M'.H80" chart:class="chart:scatter">
            <chart:domain table:cell-range-address="'Jaccard 10M'.G1:'Jaccard 10M'.G80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Jaccard 10M'.G1:'Jaccard 10M'.G80</svg:desc>
                </draw:g>
              </table:table-cell>
              <table:table-cell office:value-type="float" office:value="3">
                <text:p>3</text:p>
                <draw:g>
                  <svg:desc>'Jaccard 10M'.H1:'Jaccard 10M'.H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">
                <text:p>0.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">
                <text:p>0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">
                <text:p>0.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">
                <text:p>0.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">
                <text:p>0.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">
                <text:p>0.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">
                <text:p>0.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3">
                <text:p>0.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4">
                <text:p>0.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">
                <text:p>0.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">
                <text:p>0.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7">
                <text:p>0.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9">
                <text:p>0.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">
                <text:p>0.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">
                <text:p>0.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4">
                <text:p>0.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5">
                <text:p>0.5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6">
                <text:p>0.5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">
                <text:p>0.5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">
                <text:p>0.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">
                <text:p>0.5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">
                <text:p>0.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">
                <text:p>0.6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2">
                <text:p>0.6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3">
                <text:p>0.63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">
                <text:p>0.6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5">
                <text:p>0.65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6">
                <text:p>0.66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7">
                <text:p>0.67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8">
                <text:p>0.68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9">
                <text:p>0.69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">
                <text:p>0.7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1">
                <text:p>0.71</text:p>
              </table:table-cell>
              <table:table-cell office:value-type="float" office:value="8264">
                <text:p>82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">
                <text:p>0.72</text:p>
              </table:table-cell>
              <table:table-cell office:value-type="float" office:value="11343">
                <text:p>11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3">
                <text:p>0.73</text:p>
              </table:table-cell>
              <table:table-cell office:value-type="float" office:value="15703">
                <text:p>157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4">
                <text:p>0.74</text:p>
              </table:table-cell>
              <table:table-cell office:value-type="float" office:value="22265">
                <text:p>222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5">
                <text:p>0.75</text:p>
              </table:table-cell>
              <table:table-cell office:value-type="float" office:value="30748">
                <text:p>307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6">
                <text:p>0.76</text:p>
              </table:table-cell>
              <table:table-cell office:value-type="float" office:value="42915">
                <text:p>429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7">
                <text:p>0.77</text:p>
              </table:table-cell>
              <table:table-cell office:value-type="float" office:value="58216">
                <text:p>58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8">
                <text:p>0.78</text:p>
              </table:table-cell>
              <table:table-cell office:value-type="float" office:value="79564">
                <text:p>795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">
                <text:p>0.79</text:p>
              </table:table-cell>
              <table:table-cell office:value-type="float" office:value="105900">
                <text:p>1059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137802">
                <text:p>1378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1">
                <text:p>0.81</text:p>
              </table:table-cell>
              <table:table-cell office:value-type="float" office:value="179466">
                <text:p>1794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2">
                <text:p>0.82</text:p>
              </table:table-cell>
              <table:table-cell office:value-type="float" office:value="225909">
                <text:p>2259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">
                <text:p>0.83</text:p>
              </table:table-cell>
              <table:table-cell office:value-type="float" office:value="280958">
                <text:p>2809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">
                <text:p>0.84</text:p>
              </table:table-cell>
              <table:table-cell office:value-type="float" office:value="340199">
                <text:p>340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5">
                <text:p>0.85</text:p>
              </table:table-cell>
              <table:table-cell office:value-type="float" office:value="404876">
                <text:p>4048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6">
                <text:p>0.86</text:p>
              </table:table-cell>
              <table:table-cell office:value-type="float" office:value="468915">
                <text:p>468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7">
                <text:p>0.87</text:p>
              </table:table-cell>
              <table:table-cell office:value-type="float" office:value="531163">
                <text:p>5311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8">
                <text:p>0.88</text:p>
              </table:table-cell>
              <table:table-cell office:value-type="float" office:value="585531">
                <text:p>5855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9">
                <text:p>0.89</text:p>
              </table:table-cell>
              <table:table-cell office:value-type="float" office:value="631309">
                <text:p>6313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">
                <text:p>0.9</text:p>
              </table:table-cell>
              <table:table-cell office:value-type="float" office:value="660287">
                <text:p>6602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1">
                <text:p>0.91</text:p>
              </table:table-cell>
              <table:table-cell office:value-type="float" office:value="678881">
                <text:p>678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">
                <text:p>0.92</text:p>
              </table:table-cell>
              <table:table-cell office:value-type="float" office:value="673112">
                <text:p>673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">
                <text:p>0.93</text:p>
              </table:table-cell>
              <table:table-cell office:value-type="float" office:value="654654">
                <text:p>6546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4">
                <text:p>0.94</text:p>
              </table:table-cell>
              <table:table-cell office:value-type="float" office:value="619872">
                <text:p>6198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">
                <text:p>0.95</text:p>
              </table:table-cell>
              <table:table-cell office:value-type="float" office:value="570107">
                <text:p>5701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6">
                <text:p>0.96</text:p>
              </table:table-cell>
              <table:table-cell office:value-type="float" office:value="505378">
                <text:p>5053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">
                <text:p>0.97</text:p>
              </table:table-cell>
              <table:table-cell office:value-type="float" office:value="431220">
                <text:p>4312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">
                <text:p>0.98</text:p>
              </table:table-cell>
              <table:table-cell office:value-type="float" office:value="252890">
                <text:p>2528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">
                <text:p>0.99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759852">
                <text:p>75985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01cm" svg:height="12.001cm" xlink:href=".." xlink:type="simple" chart:class="chart:scatter" chart:style-name="ch1">
        <chart:title svg:x="7.861cm" svg:y="0.376cm" chart:style-name="ch2">
          <text:p>Distribucion de Distancia (Log)</text:p>
        </chart:title>
        <chart:subtitle svg:x="9.329cm" svg:y="1.395cm" chart:style-name="ch3">
          <text:p>MapDistance, Sku</text:p>
        </chart:subtitle>
        <chart:plot-area chart:style-name="ch4" table:cell-range-address="'Test Direct'.B1:'Test Direct'.C101" svg:x="0.44cm" svg:y="2.318cm" svg:width="21.121cm" svg:height="9.443cm">
          <chartooo:coordinate-region svg:x="1.247cm" svg:y="2.517cm" svg:width="19.48cm" svg:height="8.5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est Direct'.C1:'Test Direct'.C101" chart:class="chart:scatter">
            <chart:domain table:cell-range-address="'Test Direct'.B1:'Test Direct'.B101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st Direct'.B1:'Test Direct'.B101</svg:desc>
                </draw:g>
              </table:table-cell>
              <table:table-cell office:value-type="float" office:value="1029">
                <text:p>1029</text:p>
                <draw:g>
                  <svg:desc>'Test Direct'.C1:'Test Direct'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4254">
                <text:p>42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7141">
                <text:p>71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7174">
                <text:p>71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7893">
                <text:p>78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11655">
                <text:p>116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13041">
                <text:p>130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13574">
                <text:p>135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17502">
                <text:p>175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19998">
                <text:p>19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26033">
                <text:p>260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31424">
                <text:p>31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43029">
                <text:p>430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61933">
                <text:p>619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112845">
                <text:p>1128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828845">
                <text:p>8288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01cm" svg:height="12.001cm" xlink:href=".." xlink:type="simple" chart:class="chart:scatter" chart:style-name="ch1">
        <chart:title svg:x="7.067cm" svg:y="0.376cm" chart:style-name="ch2">
          <text:p>Distribucion de Distancia (Lineal, &lt;0.9)</text:p>
        </chart:title>
        <chart:subtitle svg:x="9.329cm" svg:y="1.395cm" chart:style-name="ch3">
          <text:p>MapDistance, Sku</text:p>
        </chart:subtitle>
        <chart:legend chart:legend-position="end" svg:x="18.964cm" svg:y="5.701cm" style:legend-expansion="high" chart:style-name="ch4"/>
        <chart:plot-area chart:style-name="ch5" table:cell-range-address="'Test Direct'.B1:'Test Direct'.C90" svg:x="0.44cm" svg:y="2.318cm" svg:width="18.084cm" svg:height="9.443cm">
          <chartooo:coordinate-region svg:x="1.432cm" svg:y="2.517cm" svg:width="16.998cm" svg:height="8.597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Test Direct'.C1:'Test Direct'.C90" chart:class="chart:scatter">
            <chart:domain table:cell-range-address="'Test Direct'.B1:'Test Direct'.B90"/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st Direct'.B1:'Test Direct'.B90</svg:desc>
                </draw:g>
              </table:table-cell>
              <table:table-cell office:value-type="float" office:value="1029">
                <text:p>1029</text:p>
                <draw:g>
                  <svg:desc>'Test Direct'.C1:'Test Direct'.C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4254">
                <text:p>42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7141">
                <text:p>71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7174">
                <text:p>71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7893">
                <text:p>78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7688">
                <text:p>76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01cm" svg:height="12.001cm" xlink:href=".." xlink:type="simple" chart:class="chart:scatter" chart:style-name="ch1">
        <chart:title svg:x="7.636cm" svg:y="0.376cm" chart:style-name="ch2">
          <text:p>Distribucion de Distancia (Lineal)</text:p>
        </chart:title>
        <chart:subtitle svg:x="9.329cm" svg:y="1.395cm" chart:style-name="ch3">
          <text:p>MapDistance, Sku</text:p>
        </chart:subtitle>
        <chart:plot-area chart:style-name="ch4" table:cell-range-address="'Sampling 1M'.B1:'Sampling 1M'.C94" svg:x="0.44cm" svg:y="2.318cm" svg:width="21.121cm" svg:height="9.443cm">
          <chartooo:coordinate-region svg:x="1.617cm" svg:y="2.517cm" svg:width="19.665cm" svg:height="8.5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ampling 1M'.C1:'Sampling 1M'.C94" chart:class="chart:scatter">
            <chart:domain table:cell-range-address="'Sampling 1M'.B1:'Sampling 1M'.B94"/>
            <chart:data-point chart:repeated="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'Sampling 1M'.B1:'Sampling 1M'.B94</svg:desc>
                </draw:g>
              </table:table-cell>
              <table:table-cell office:value-type="float" office:value="1">
                <text:p>1</text:p>
                <draw:g>
                  <svg:desc>'Sampling 1M'.C1:'Sampling 1M'.C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">
                <text:p>0.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">
                <text:p>0.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">
                <text:p>0.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">
                <text:p>0.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">
                <text:p>0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">
                <text:p>0.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">
                <text:p>0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">
                <text:p>0.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">
                <text:p>0.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">
                <text:p>0.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">
                <text:p>0.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2">
                <text:p>0.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">
                <text:p>0.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4">
                <text:p>0.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5">
                <text:p>0.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">
                <text:p>0.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7">
                <text:p>0.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">
                <text:p>0.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">
                <text:p>0.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">
                <text:p>0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">
                <text:p>0.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">
                <text:p>0.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">
                <text:p>0.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">
                <text:p>0.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">
                <text:p>0.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">
                <text:p>0.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">
                <text:p>0.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">
                <text:p>0.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">
                <text:p>0.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">
                <text:p>0.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">
                <text:p>0.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">
                <text:p>0.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3">
                <text:p>0.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4">
                <text:p>0.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6">
                <text:p>0.5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7">
                <text:p>0.5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">
                <text:p>0.5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9">
                <text:p>0.5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">
                <text:p>0.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">
                <text:p>0.6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">
                <text:p>0.6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">
                <text:p>0.6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4">
                <text:p>0.6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">
                <text:p>0.6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6">
                <text:p>0.6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7">
                <text:p>0.6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8">
                <text:p>0.6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9">
                <text:p>0.69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">
                <text:p>0.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1">
                <text:p>0.7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">
                <text:p>0.72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3">
                <text:p>0.73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4">
                <text:p>0.74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5">
                <text:p>0.75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">
                <text:p>0.76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7">
                <text:p>0.77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8">
                <text:p>0.78</text:p>
              </table:table-cell>
              <table:table-cell office:value-type="float" office:value="4161">
                <text:p>41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9">
                <text:p>0.79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">
                <text:p>0.8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1">
                <text:p>0.81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2">
                <text:p>0.82</text:p>
              </table:table-cell>
              <table:table-cell office:value-type="float" office:value="8867">
                <text:p>88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3">
                <text:p>0.83</text:p>
              </table:table-cell>
              <table:table-cell office:value-type="float" office:value="10697">
                <text:p>106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4">
                <text:p>0.84</text:p>
              </table:table-cell>
              <table:table-cell office:value-type="float" office:value="12763">
                <text:p>127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5">
                <text:p>0.85</text:p>
              </table:table-cell>
              <table:table-cell office:value-type="float" office:value="15603">
                <text:p>156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6">
                <text:p>0.86</text:p>
              </table:table-cell>
              <table:table-cell office:value-type="float" office:value="18584">
                <text:p>185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7">
                <text:p>0.87</text:p>
              </table:table-cell>
              <table:table-cell office:value-type="float" office:value="22131">
                <text:p>221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8">
                <text:p>0.88</text:p>
              </table:table-cell>
              <table:table-cell office:value-type="float" office:value="26115">
                <text:p>261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9">
                <text:p>0.89</text:p>
              </table:table-cell>
              <table:table-cell office:value-type="float" office:value="30673">
                <text:p>306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">
                <text:p>0.9</text:p>
              </table:table-cell>
              <table:table-cell office:value-type="float" office:value="36272">
                <text:p>36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1">
                <text:p>0.91</text:p>
              </table:table-cell>
              <table:table-cell office:value-type="float" office:value="42618">
                <text:p>426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2">
                <text:p>0.92</text:p>
              </table:table-cell>
              <table:table-cell office:value-type="float" office:value="49478">
                <text:p>494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">
                <text:p>0.93</text:p>
              </table:table-cell>
              <table:table-cell office:value-type="float" office:value="56921">
                <text:p>569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4">
                <text:p>0.94</text:p>
              </table:table-cell>
              <table:table-cell office:value-type="float" office:value="65519">
                <text:p>655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">
                <text:p>0.95</text:p>
              </table:table-cell>
              <table:table-cell office:value-type="float" office:value="75086">
                <text:p>750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6">
                <text:p>0.96</text:p>
              </table:table-cell>
              <table:table-cell office:value-type="float" office:value="85285">
                <text:p>852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7">
                <text:p>0.97</text:p>
              </table:table-cell>
              <table:table-cell office:value-type="float" office:value="96090">
                <text:p>960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">
                <text:p>0.98</text:p>
              </table:table-cell>
              <table:table-cell office:value-type="float" office:value="107860">
                <text:p>1078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">
                <text:p>0.99</text:p>
              </table:table-cell>
              <table:table-cell office:value-type="float" office:value="133518">
                <text:p>1335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60996">
                <text:p>609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01cm" svg:height="12.001cm" xlink:href=".." xlink:type="simple" chart:class="chart:scatter" chart:style-name="ch1">
        <chart:title svg:x="7.861cm" svg:y="0.376cm" chart:style-name="ch2">
          <text:p>Distribucion de Distancia (Log)</text:p>
        </chart:title>
        <chart:subtitle svg:x="9.329cm" svg:y="1.395cm" chart:style-name="ch3">
          <text:p>MapDistance, Sku</text:p>
        </chart:subtitle>
        <chart:plot-area chart:style-name="ch4" table:cell-range-address="'Sampling 1M'.B1:'Sampling 1M'.C94" svg:x="0.44cm" svg:y="2.318cm" svg:width="21.121cm" svg:height="9.443cm">
          <chartooo:coordinate-region svg:x="1.247cm" svg:y="2.517cm" svg:width="19.48cm" svg:height="8.5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ampling 1M'.C1:'Sampling 1M'.C94" chart:class="chart:scatter">
            <chart:domain table:cell-range-address="'Sampling 1M'.B1:'Sampling 1M'.B94"/>
            <chart:data-point chart:repeated="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'Sampling 1M'.B1:'Sampling 1M'.B94</svg:desc>
                </draw:g>
              </table:table-cell>
              <table:table-cell office:value-type="float" office:value="1">
                <text:p>1</text:p>
                <draw:g>
                  <svg:desc>'Sampling 1M'.C1:'Sampling 1M'.C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">
                <text:p>0.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">
                <text:p>0.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">
                <text:p>0.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">
                <text:p>0.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">
                <text:p>0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">
                <text:p>0.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">
                <text:p>0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">
                <text:p>0.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">
                <text:p>0.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">
                <text:p>0.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">
                <text:p>0.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">
                <text:p>0.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2">
                <text:p>0.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">
                <text:p>0.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4">
                <text:p>0.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5">
                <text:p>0.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">
                <text:p>0.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7">
                <text:p>0.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">
                <text:p>0.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">
                <text:p>0.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">
                <text:p>0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">
                <text:p>0.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">
                <text:p>0.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">
                <text:p>0.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">
                <text:p>0.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">
                <text:p>0.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">
                <text:p>0.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">
                <text:p>0.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">
                <text:p>0.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">
                <text:p>0.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">
                <text:p>0.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">
                <text:p>0.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2">
                <text:p>0.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3">
                <text:p>0.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4">
                <text:p>0.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6">
                <text:p>0.5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7">
                <text:p>0.5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">
                <text:p>0.5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9">
                <text:p>0.5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">
                <text:p>0.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">
                <text:p>0.6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">
                <text:p>0.6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">
                <text:p>0.6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4">
                <text:p>0.6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">
                <text:p>0.6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6">
                <text:p>0.6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7">
                <text:p>0.6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8">
                <text:p>0.6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9">
                <text:p>0.69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">
                <text:p>0.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1">
                <text:p>0.7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">
                <text:p>0.72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3">
                <text:p>0.73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4">
                <text:p>0.74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5">
                <text:p>0.75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">
                <text:p>0.76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7">
                <text:p>0.77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8">
                <text:p>0.78</text:p>
              </table:table-cell>
              <table:table-cell office:value-type="float" office:value="4161">
                <text:p>41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9">
                <text:p>0.79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">
                <text:p>0.8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1">
                <text:p>0.81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2">
                <text:p>0.82</text:p>
              </table:table-cell>
              <table:table-cell office:value-type="float" office:value="8867">
                <text:p>88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3">
                <text:p>0.83</text:p>
              </table:table-cell>
              <table:table-cell office:value-type="float" office:value="10697">
                <text:p>106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4">
                <text:p>0.84</text:p>
              </table:table-cell>
              <table:table-cell office:value-type="float" office:value="12763">
                <text:p>127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5">
                <text:p>0.85</text:p>
              </table:table-cell>
              <table:table-cell office:value-type="float" office:value="15603">
                <text:p>156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6">
                <text:p>0.86</text:p>
              </table:table-cell>
              <table:table-cell office:value-type="float" office:value="18584">
                <text:p>185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7">
                <text:p>0.87</text:p>
              </table:table-cell>
              <table:table-cell office:value-type="float" office:value="22131">
                <text:p>221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8">
                <text:p>0.88</text:p>
              </table:table-cell>
              <table:table-cell office:value-type="float" office:value="26115">
                <text:p>261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9">
                <text:p>0.89</text:p>
              </table:table-cell>
              <table:table-cell office:value-type="float" office:value="30673">
                <text:p>306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">
                <text:p>0.9</text:p>
              </table:table-cell>
              <table:table-cell office:value-type="float" office:value="36272">
                <text:p>36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1">
                <text:p>0.91</text:p>
              </table:table-cell>
              <table:table-cell office:value-type="float" office:value="42618">
                <text:p>426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2">
                <text:p>0.92</text:p>
              </table:table-cell>
              <table:table-cell office:value-type="float" office:value="49478">
                <text:p>494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">
                <text:p>0.93</text:p>
              </table:table-cell>
              <table:table-cell office:value-type="float" office:value="56921">
                <text:p>569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4">
                <text:p>0.94</text:p>
              </table:table-cell>
              <table:table-cell office:value-type="float" office:value="65519">
                <text:p>655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">
                <text:p>0.95</text:p>
              </table:table-cell>
              <table:table-cell office:value-type="float" office:value="75086">
                <text:p>750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6">
                <text:p>0.96</text:p>
              </table:table-cell>
              <table:table-cell office:value-type="float" office:value="85285">
                <text:p>852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7">
                <text:p>0.97</text:p>
              </table:table-cell>
              <table:table-cell office:value-type="float" office:value="96090">
                <text:p>960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">
                <text:p>0.98</text:p>
              </table:table-cell>
              <table:table-cell office:value-type="float" office:value="107860">
                <text:p>1078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">
                <text:p>0.99</text:p>
              </table:table-cell>
              <table:table-cell office:value-type="float" office:value="133518">
                <text:p>1335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60996">
                <text:p>609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01cm" svg:height="12.001cm" xlink:href=".." xlink:type="simple" chart:class="chart:scatter" chart:style-name="ch1">
        <chart:title svg:x="7.636cm" svg:y="0.376cm" chart:style-name="ch2">
          <text:p>Distribucion de Distancia (Lineal)</text:p>
        </chart:title>
        <chart:subtitle svg:x="9.104cm" svg:y="1.395cm" chart:style-name="ch3">
          <text:p>MapDistance, Codjer</text:p>
        </chart:subtitle>
        <chart:plot-area chart:style-name="ch4" table:cell-range-address="'Sampling 1M'.P1:'Sampling 1M'.Q86" svg:x="0.44cm" svg:y="2.318cm" svg:width="21.121cm" svg:height="9.443cm">
          <chartooo:coordinate-region svg:x="1.617cm" svg:y="2.517cm" svg:width="19.665cm" svg:height="8.5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ampling 1M'.Q1:'Sampling 1M'.Q86" chart:class="chart:scatter">
            <chart:domain table:cell-range-address="'Sampling 1M'.P1:'Sampling 1M'.P86"/>
            <chart:data-point chart:repeated="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'Sampling 1M'.P1:'Sampling 1M'.P86</svg:desc>
                </draw:g>
              </table:table-cell>
              <table:table-cell office:value-type="float" office:value="1">
                <text:p>1</text:p>
                <draw:g>
                  <svg:desc>'Sampling 1M'.Q1:'Sampling 1M'.Q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">
                <text:p>0.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">
                <text:p>0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">
                <text:p>0.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">
                <text:p>0.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">
                <text:p>0.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">
                <text:p>0.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">
                <text:p>0.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">
                <text:p>0.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">
                <text:p>0.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">
                <text:p>0.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">
                <text:p>0.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">
                <text:p>0.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">
                <text:p>0.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">
                <text:p>0.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">
                <text:p>0.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5">
                <text:p>0.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6">
                <text:p>0.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7">
                <text:p>0.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">
                <text:p>0.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9">
                <text:p>0.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">
                <text:p>0.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">
                <text:p>0.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">
                <text:p>0.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3">
                <text:p>0.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">
                <text:p>0.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5">
                <text:p>0.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">
                <text:p>0.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7">
                <text:p>0.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">
                <text:p>0.5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9">
                <text:p>0.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">
                <text:p>0.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1">
                <text:p>0.6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2">
                <text:p>0.6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3">
                <text:p>0.6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4">
                <text:p>0.6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">
                <text:p>0.6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6">
                <text:p>0.6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">
                <text:p>0.6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8">
                <text:p>0.6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9">
                <text:p>0.6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">
                <text:p>0.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">
                <text:p>0.7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">
                <text:p>0.72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">
                <text:p>0.73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4">
                <text:p>0.74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5">
                <text:p>0.7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6">
                <text:p>0.76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7">
                <text:p>0.77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8">
                <text:p>0.78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9">
                <text:p>0.79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">
                <text:p>0.8</text:p>
              </table:table-cell>
              <table:table-cell office:value-type="float" office:value="3719">
                <text:p>37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1">
                <text:p>0.81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2">
                <text:p>0.82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3">
                <text:p>0.83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4">
                <text:p>0.84</text:p>
              </table:table-cell>
              <table:table-cell office:value-type="float" office:value="8470">
                <text:p>84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5">
                <text:p>0.85</text:p>
              </table:table-cell>
              <table:table-cell office:value-type="float" office:value="10504">
                <text:p>105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">
                <text:p>0.86</text:p>
              </table:table-cell>
              <table:table-cell office:value-type="float" office:value="12970">
                <text:p>129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7">
                <text:p>0.87</text:p>
              </table:table-cell>
              <table:table-cell office:value-type="float" office:value="16133">
                <text:p>161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8">
                <text:p>0.88</text:p>
              </table:table-cell>
              <table:table-cell office:value-type="float" office:value="19869">
                <text:p>198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9">
                <text:p>0.89</text:p>
              </table:table-cell>
              <table:table-cell office:value-type="float" office:value="24841">
                <text:p>248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30236">
                <text:p>302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1">
                <text:p>0.91</text:p>
              </table:table-cell>
              <table:table-cell office:value-type="float" office:value="37713">
                <text:p>377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">
                <text:p>0.92</text:p>
              </table:table-cell>
              <table:table-cell office:value-type="float" office:value="46791">
                <text:p>467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">
                <text:p>0.93</text:p>
              </table:table-cell>
              <table:table-cell office:value-type="float" office:value="56904">
                <text:p>569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4">
                <text:p>0.94</text:p>
              </table:table-cell>
              <table:table-cell office:value-type="float" office:value="68656">
                <text:p>686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">
                <text:p>0.95</text:p>
              </table:table-cell>
              <table:table-cell office:value-type="float" office:value="82555">
                <text:p>825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6">
                <text:p>0.96</text:p>
              </table:table-cell>
              <table:table-cell office:value-type="float" office:value="97360">
                <text:p>973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">
                <text:p>0.97</text:p>
              </table:table-cell>
              <table:table-cell office:value-type="float" office:value="112789">
                <text:p>112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">
                <text:p>0.98</text:p>
              </table:table-cell>
              <table:table-cell office:value-type="float" office:value="127985">
                <text:p>1279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">
                <text:p>0.99</text:p>
              </table:table-cell>
              <table:table-cell office:value-type="float" office:value="151724">
                <text:p>1517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54994">
                <text:p>549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01cm" svg:height="12.001cm" xlink:href=".." xlink:type="simple" chart:class="chart:scatter" chart:style-name="ch1">
        <chart:title svg:x="7.861cm" svg:y="0.376cm" chart:style-name="ch2">
          <text:p>Distribucion de Distancia (Log)</text:p>
        </chart:title>
        <chart:subtitle svg:x="9.104cm" svg:y="1.395cm" chart:style-name="ch3">
          <text:p>MapDistance, Codjer</text:p>
        </chart:subtitle>
        <chart:plot-area chart:style-name="ch4" table:cell-range-address="'Sampling 1M'.P1:'Sampling 1M'.Q86" svg:x="0.44cm" svg:y="2.318cm" svg:width="21.121cm" svg:height="9.443cm">
          <chartooo:coordinate-region svg:x="1.247cm" svg:y="2.517cm" svg:width="19.48cm" svg:height="8.5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ampling 1M'.Q1:'Sampling 1M'.Q86" chart:class="chart:scatter">
            <chart:domain table:cell-range-address="'Sampling 1M'.P1:'Sampling 1M'.P86"/>
            <chart:data-point chart:repeated="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'Sampling 1M'.P1:'Sampling 1M'.P86</svg:desc>
                </draw:g>
              </table:table-cell>
              <table:table-cell office:value-type="float" office:value="1">
                <text:p>1</text:p>
                <draw:g>
                  <svg:desc>'Sampling 1M'.Q1:'Sampling 1M'.Q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">
                <text:p>0.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">
                <text:p>0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">
                <text:p>0.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">
                <text:p>0.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">
                <text:p>0.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">
                <text:p>0.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">
                <text:p>0.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">
                <text:p>0.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">
                <text:p>0.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">
                <text:p>0.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">
                <text:p>0.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">
                <text:p>0.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">
                <text:p>0.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">
                <text:p>0.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">
                <text:p>0.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5">
                <text:p>0.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6">
                <text:p>0.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7">
                <text:p>0.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">
                <text:p>0.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9">
                <text:p>0.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">
                <text:p>0.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">
                <text:p>0.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">
                <text:p>0.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3">
                <text:p>0.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">
                <text:p>0.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5">
                <text:p>0.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">
                <text:p>0.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7">
                <text:p>0.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">
                <text:p>0.5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9">
                <text:p>0.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">
                <text:p>0.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1">
                <text:p>0.6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2">
                <text:p>0.6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3">
                <text:p>0.6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4">
                <text:p>0.6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">
                <text:p>0.6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6">
                <text:p>0.6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">
                <text:p>0.6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8">
                <text:p>0.6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9">
                <text:p>0.6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">
                <text:p>0.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">
                <text:p>0.7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">
                <text:p>0.72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">
                <text:p>0.73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4">
                <text:p>0.74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5">
                <text:p>0.7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6">
                <text:p>0.76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7">
                <text:p>0.77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8">
                <text:p>0.78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9">
                <text:p>0.79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">
                <text:p>0.8</text:p>
              </table:table-cell>
              <table:table-cell office:value-type="float" office:value="3719">
                <text:p>37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1">
                <text:p>0.81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2">
                <text:p>0.82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3">
                <text:p>0.83</text:p>
              </table:table-cell>
              <table:table-cell office:value-type="float" office:value="6862">
                <text:p>68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4">
                <text:p>0.84</text:p>
              </table:table-cell>
              <table:table-cell office:value-type="float" office:value="8470">
                <text:p>84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5">
                <text:p>0.85</text:p>
              </table:table-cell>
              <table:table-cell office:value-type="float" office:value="10504">
                <text:p>105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">
                <text:p>0.86</text:p>
              </table:table-cell>
              <table:table-cell office:value-type="float" office:value="12970">
                <text:p>129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7">
                <text:p>0.87</text:p>
              </table:table-cell>
              <table:table-cell office:value-type="float" office:value="16133">
                <text:p>161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8">
                <text:p>0.88</text:p>
              </table:table-cell>
              <table:table-cell office:value-type="float" office:value="19869">
                <text:p>198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9">
                <text:p>0.89</text:p>
              </table:table-cell>
              <table:table-cell office:value-type="float" office:value="24841">
                <text:p>248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30236">
                <text:p>302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1">
                <text:p>0.91</text:p>
              </table:table-cell>
              <table:table-cell office:value-type="float" office:value="37713">
                <text:p>377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">
                <text:p>0.92</text:p>
              </table:table-cell>
              <table:table-cell office:value-type="float" office:value="46791">
                <text:p>467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">
                <text:p>0.93</text:p>
              </table:table-cell>
              <table:table-cell office:value-type="float" office:value="56904">
                <text:p>569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4">
                <text:p>0.94</text:p>
              </table:table-cell>
              <table:table-cell office:value-type="float" office:value="68656">
                <text:p>686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">
                <text:p>0.95</text:p>
              </table:table-cell>
              <table:table-cell office:value-type="float" office:value="82555">
                <text:p>825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6">
                <text:p>0.96</text:p>
              </table:table-cell>
              <table:table-cell office:value-type="float" office:value="97360">
                <text:p>973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">
                <text:p>0.97</text:p>
              </table:table-cell>
              <table:table-cell office:value-type="float" office:value="112789">
                <text:p>112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">
                <text:p>0.98</text:p>
              </table:table-cell>
              <table:table-cell office:value-type="float" office:value="127985">
                <text:p>1279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">
                <text:p>0.99</text:p>
              </table:table-cell>
              <table:table-cell office:value-type="float" office:value="151724">
                <text:p>1517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54994">
                <text:p>549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6.448cm" svg:y="0.376cm" chart:style-name="ch2">
          <text:p>Type 1 (Lineal)</text:p>
        </chart:title>
        <chart:subtitle svg:x="7.52cm" svg:y="1.395cm" chart:style-name="ch3">
          <text:p>SKU</text:p>
        </chart:subtitle>
        <chart:plot-area chart:style-name="ch4" table:cell-range-address="'Sampling 50M'.A1:'Sampling 50M'.B98" svg:x="0.32cm" svg:y="2.318cm" svg:width="15.361cm" svg:height="9.443cm">
          <chartooo:coordinate-region svg:x="1.867cm" svg:y="2.518cm" svg:width="13.72cm" svg:height="8.59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ampling 50M'.B1:'Sampling 50M'.B98" chart:class="chart:scatter">
            <chart:domain table:cell-range-address="'Sampling 50M'.A1:'Sampling 50M'.A98"/>
            <chart:data-point chart:repeated="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ampling 50M'.A1:'Sampling 50M'.A98</svg:desc>
                </draw:g>
              </table:table-cell>
              <table:table-cell office:value-type="float" office:value="1">
                <text:p>1</text:p>
                <draw:g>
                  <svg:desc>'Sampling 50M'.B1:'Sampling 50M'.B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">
                <text:p>0.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">
                <text:p>0.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">
                <text:p>0.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">
                <text:p>0.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">
                <text:p>0.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">
                <text:p>0.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">
                <text:p>0.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">
                <text:p>0.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">
                <text:p>0.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8">
                <text:p>0.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9">
                <text:p>0.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">
                <text:p>0.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">
                <text:p>0.2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">
                <text:p>0.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">
                <text:p>0.2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">
                <text:p>0.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">
                <text:p>0.2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">
                <text:p>0.2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">
                <text:p>0.2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">
                <text:p>0.2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">
                <text:p>0.2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">
                <text:p>0.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">
                <text:p>0.3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">
                <text:p>0.3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">
                <text:p>0.3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">
                <text:p>0.3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">
                <text:p>0.3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">
                <text:p>0.3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">
                <text:p>0.37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8">
                <text:p>0.3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9">
                <text:p>0.39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">
                <text:p>0.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">
                <text:p>0.41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">
                <text:p>0.42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3">
                <text:p>0.43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4">
                <text:p>0.44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5">
                <text:p>0.45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6">
                <text:p>0.46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7">
                <text:p>0.47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8">
                <text:p>0.48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9">
                <text:p>0.49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1">
                <text:p>0.51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2">
                <text:p>0.52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3">
                <text:p>0.53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4">
                <text:p>0.54</text:p>
              </table:table-cell>
              <table:table-cell office:value-type="float" office:value="5107">
                <text:p>51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">
                <text:p>0.55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6">
                <text:p>0.56</text:p>
              </table:table-cell>
              <table:table-cell office:value-type="float" office:value="6541">
                <text:p>65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7">
                <text:p>0.57</text:p>
              </table:table-cell>
              <table:table-cell office:value-type="float" office:value="7525">
                <text:p>75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8">
                <text:p>0.58</text:p>
              </table:table-cell>
              <table:table-cell office:value-type="float" office:value="8687">
                <text:p>86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">
                <text:p>0.59</text:p>
              </table:table-cell>
              <table:table-cell office:value-type="float" office:value="9791">
                <text:p>97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">
                <text:p>0.6</text:p>
              </table:table-cell>
              <table:table-cell office:value-type="float" office:value="11192">
                <text:p>11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1">
                <text:p>0.61</text:p>
              </table:table-cell>
              <table:table-cell office:value-type="float" office:value="13055">
                <text:p>13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2">
                <text:p>0.62</text:p>
              </table:table-cell>
              <table:table-cell office:value-type="float" office:value="14765">
                <text:p>147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3">
                <text:p>0.63</text:p>
              </table:table-cell>
              <table:table-cell office:value-type="float" office:value="17145">
                <text:p>171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4">
                <text:p>0.64</text:p>
              </table:table-cell>
              <table:table-cell office:value-type="float" office:value="20040">
                <text:p>200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5">
                <text:p>0.65</text:p>
              </table:table-cell>
              <table:table-cell office:value-type="float" office:value="23032">
                <text:p>23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6">
                <text:p>0.66</text:p>
              </table:table-cell>
              <table:table-cell office:value-type="float" office:value="27018">
                <text:p>27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7">
                <text:p>0.67</text:p>
              </table:table-cell>
              <table:table-cell office:value-type="float" office:value="31692">
                <text:p>31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8">
                <text:p>0.68</text:p>
              </table:table-cell>
              <table:table-cell office:value-type="float" office:value="37111">
                <text:p>371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9">
                <text:p>0.69</text:p>
              </table:table-cell>
              <table:table-cell office:value-type="float" office:value="43629">
                <text:p>436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">
                <text:p>0.7</text:p>
              </table:table-cell>
              <table:table-cell office:value-type="float" office:value="51160">
                <text:p>511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1">
                <text:p>0.71</text:p>
              </table:table-cell>
              <table:table-cell office:value-type="float" office:value="61108">
                <text:p>611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">
                <text:p>0.72</text:p>
              </table:table-cell>
              <table:table-cell office:value-type="float" office:value="71960">
                <text:p>719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3">
                <text:p>0.73</text:p>
              </table:table-cell>
              <table:table-cell office:value-type="float" office:value="85249">
                <text:p>852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">
                <text:p>0.74</text:p>
              </table:table-cell>
              <table:table-cell office:value-type="float" office:value="101937">
                <text:p>1019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5">
                <text:p>0.75</text:p>
              </table:table-cell>
              <table:table-cell office:value-type="float" office:value="120457">
                <text:p>1204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6">
                <text:p>0.76</text:p>
              </table:table-cell>
              <table:table-cell office:value-type="float" office:value="144359">
                <text:p>1443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7">
                <text:p>0.77</text:p>
              </table:table-cell>
              <table:table-cell office:value-type="float" office:value="172152">
                <text:p>1721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8">
                <text:p>0.78</text:p>
              </table:table-cell>
              <table:table-cell office:value-type="float" office:value="206255">
                <text:p>206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9">
                <text:p>0.79</text:p>
              </table:table-cell>
              <table:table-cell office:value-type="float" office:value="248682">
                <text:p>248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">
                <text:p>0.8</text:p>
              </table:table-cell>
              <table:table-cell office:value-type="float" office:value="296579">
                <text:p>2965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1">
                <text:p>0.81</text:p>
              </table:table-cell>
              <table:table-cell office:value-type="float" office:value="358875">
                <text:p>358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2">
                <text:p>0.82</text:p>
              </table:table-cell>
              <table:table-cell office:value-type="float" office:value="430553">
                <text:p>430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3">
                <text:p>0.83</text:p>
              </table:table-cell>
              <table:table-cell office:value-type="float" office:value="515243">
                <text:p>5152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">
                <text:p>0.84</text:p>
              </table:table-cell>
              <table:table-cell office:value-type="float" office:value="619737">
                <text:p>6197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5">
                <text:p>0.85</text:p>
              </table:table-cell>
              <table:table-cell office:value-type="float" office:value="742333">
                <text:p>742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6">
                <text:p>0.86</text:p>
              </table:table-cell>
              <table:table-cell office:value-type="float" office:value="888611">
                <text:p>8886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">
                <text:p>0.87</text:p>
              </table:table-cell>
              <table:table-cell office:value-type="float" office:value="1060661">
                <text:p>10606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8">
                <text:p>0.88</text:p>
              </table:table-cell>
              <table:table-cell office:value-type="float" office:value="1260477">
                <text:p>12604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9">
                <text:p>0.89</text:p>
              </table:table-cell>
              <table:table-cell office:value-type="float" office:value="1493583">
                <text:p>14935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">
                <text:p>0.9</text:p>
              </table:table-cell>
              <table:table-cell office:value-type="float" office:value="1764069">
                <text:p>17640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1">
                <text:p>0.91</text:p>
              </table:table-cell>
              <table:table-cell office:value-type="float" office:value="2072360">
                <text:p>20723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2">
                <text:p>0.92</text:p>
              </table:table-cell>
              <table:table-cell office:value-type="float" office:value="2422755">
                <text:p>24227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">
                <text:p>0.93</text:p>
              </table:table-cell>
              <table:table-cell office:value-type="float" office:value="2817019">
                <text:p>28170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4">
                <text:p>0.94</text:p>
              </table:table-cell>
              <table:table-cell office:value-type="float" office:value="3258322">
                <text:p>32583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">
                <text:p>0.95</text:p>
              </table:table-cell>
              <table:table-cell office:value-type="float" office:value="3728920">
                <text:p>37289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">
                <text:p>0.96</text:p>
              </table:table-cell>
              <table:table-cell office:value-type="float" office:value="4255016">
                <text:p>42550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">
                <text:p>0.97</text:p>
              </table:table-cell>
              <table:table-cell office:value-type="float" office:value="4844082">
                <text:p>48440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">
                <text:p>0.98</text:p>
              </table:table-cell>
              <table:table-cell office:value-type="float" office:value="5536958">
                <text:p>55369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">
                <text:p>0.99</text:p>
              </table:table-cell>
              <table:table-cell office:value-type="float" office:value="6905432">
                <text:p>69054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3142526">
                <text:p>31425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scatter" chart:style-name="ch1">
        <chart:title svg:x="6.448cm" svg:y="0.376cm" chart:style-name="ch2">
          <text:p>Type 2 (Lineal)</text:p>
        </chart:title>
        <chart:subtitle svg:x="7.361cm" svg:y="1.395cm" chart:style-name="ch3">
          <text:p>Codjer</text:p>
        </chart:subtitle>
        <chart:plot-area chart:style-name="ch4" table:cell-range-address="'Sampling 50M'.D1:'Sampling 50M'.E100" svg:x="0.32cm" svg:y="2.318cm" svg:width="15.361cm" svg:height="9.443cm">
          <chartooo:coordinate-region svg:x="1.867cm" svg:y="2.517cm" svg:width="13.72cm" svg:height="8.5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ampling 50M'.E1:'Sampling 50M'.E100" chart:class="chart:scatter">
            <chart:domain table:cell-range-address="'Sampling 50M'.D1:'Sampling 50M'.D100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ampling 50M'.D1:'Sampling 50M'.D100</svg:desc>
                </draw:g>
              </table:table-cell>
              <table:table-cell office:value-type="float" office:value="5">
                <text:p>5</text:p>
                <draw:g>
                  <svg:desc>'Sampling 50M'.E1:'Sampling 50M'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4667">
                <text:p>4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7782">
                <text:p>77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9076">
                <text:p>90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11689">
                <text:p>11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13784">
                <text:p>137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16007">
                <text:p>16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21533">
                <text:p>215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24980">
                <text:p>249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29396">
                <text:p>293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34608">
                <text:p>346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40778">
                <text:p>407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48285">
                <text:p>482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56880">
                <text:p>568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69102">
                <text:p>691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82276">
                <text:p>822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97814">
                <text:p>978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18097">
                <text:p>1180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43829">
                <text:p>1438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175704">
                <text:p>1757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214499">
                <text:p>214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261516">
                <text:p>2615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322898">
                <text:p>3228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396931">
                <text:p>3969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489589">
                <text:p>489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605220">
                <text:p>6052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753198">
                <text:p>7531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934689">
                <text:p>934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1156416">
                <text:p>11564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1438043">
                <text:p>14380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1783975">
                <text:p>17839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2203555">
                <text:p>22035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2707627">
                <text:p>27076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3304595">
                <text:p>33045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4000193">
                <text:p>40001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4777304">
                <text:p>47773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5615683">
                <text:p>56156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6524216">
                <text:p>6524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7922733">
                <text:p>79227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3495082">
                <text:p>34950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